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2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Nome completo</text:p>
          </table:table-cell>
          <table:table-cell table:style-name="ce1" office:value-type="string" calcext:value-type="string">
            <text:p>Nomes</text:p>
          </table:table-cell>
          <table:table-cell table:style-name="ce1" office:value-type="string" calcext:value-type="string">
            <text:p>Nome do meio</text:p>
          </table:table-cell>
          <table:table-cell table:style-name="ce1" office:value-type="string" calcext:value-type="string">
            <text:p>Sobrenome</text:p>
          </table:table-cell>
        </table:table-row>
        <table:table-row table:style-name="ro1">
          <table:table-cell office:value-type="string" calcext:value-type="string">
            <text:p>Gabriel Vicente Nascimento</text:p>
          </table:table-cell>
          <table:table-cell table:formula="of:=MID([.A2];1;SEARCHB(&quot; &quot;;[.A2];1))" office:value-type="string" office:string-value="Gabriel " calcext:value-type="string">
            <text:p>Gabriel </text:p>
          </table:table-cell>
          <table:table-cell table:formula="of:=SUBSTITUTE(SUBSTITUTE([.A2];[.B2];&quot;&quot;);[.D2];&quot;&quot;)" office:value-type="string" office:string-value="Vicente " calcext:value-type="string">
            <text:p>Vicente </text:p>
          </table:table-cell>
          <table:table-cell table:formula="of:=RIGHT([.A2];LEN([.A2])-FIND(&quot;*&quot;;SUBSTITUTE([.A2];&quot; &quot;;&quot;*&quot;;LEN([.A2])-LEN(SUBSTITUTE([.A2];&quot; &quot;;&quot;&quot;)))))" office:value-type="string" office:string-value="Nascimento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Bruno Felipe Nascimento</text:p>
          </table:table-cell>
          <table:table-cell table:formula="of:=MID([.A3];1;SEARCHB(&quot; &quot;;[.A3];1))" office:value-type="string" office:string-value="Bruno " calcext:value-type="string">
            <text:p>Bruno </text:p>
          </table:table-cell>
          <table:table-cell table:formula="of:=SUBSTITUTE(SUBSTITUTE([.A3];[.B3];&quot;&quot;);[.D3];&quot;&quot;)" office:value-type="string" office:string-value="Felipe " calcext:value-type="string">
            <text:p>Felipe </text:p>
          </table:table-cell>
          <table:table-cell table:formula="of:=RIGHT([.A3];LEN([.A3])-FIND(&quot;*&quot;;SUBSTITUTE([.A3];&quot; &quot;;&quot;*&quot;;LEN([.A3])-LEN(SUBSTITUTE([.A3];&quot; &quot;;&quot;&quot;)))))" office:value-type="string" office:string-value="Nascimento" calcext:value-type="string">
            <text:p>Nascimento</text:p>
          </table:table-cell>
        </table:table-row>
        <table:table-row table:style-name="ro1">
          <table:table-cell office:value-type="string" calcext:value-type="string">
            <text:p>Calebe Henry Araújo</text:p>
          </table:table-cell>
          <table:table-cell table:formula="of:=MID([.A4];1;SEARCHB(&quot; &quot;;[.A4];1))" office:value-type="string" office:string-value="Calebe " calcext:value-type="string">
            <text:p>Calebe </text:p>
          </table:table-cell>
          <table:table-cell table:formula="of:=SUBSTITUTE(SUBSTITUTE([.A4];[.B4];&quot;&quot;);[.D4];&quot;&quot;)" office:value-type="string" office:string-value="Henry " calcext:value-type="string">
            <text:p>Henry </text:p>
          </table:table-cell>
          <table:table-cell table:formula="of:=RIGHT([.A4];LEN([.A4])-FIND(&quot;*&quot;;SUBSTITUTE([.A4];&quot; &quot;;&quot;*&quot;;LEN([.A4])-LEN(SUBSTITUTE([.A4];&quot; &quot;;&quot;&quot;)))))" office:value-type="string" office:string-value="Araújo" calcext:value-type="string">
            <text:p>Araújo</text:p>
          </table:table-cell>
        </table:table-row>
        <table:table-row table:style-name="ro1">
          <table:table-cell office:value-type="string" calcext:value-type="string">
            <text:p>Milena Eliane Nina</text:p>
          </table:table-cell>
          <table:table-cell table:formula="of:=MID([.A5];1;SEARCHB(&quot; &quot;;[.A5];1))" office:value-type="string" office:string-value="Milena " calcext:value-type="string">
            <text:p>Milena </text:p>
          </table:table-cell>
          <table:table-cell table:formula="of:=SUBSTITUTE(SUBSTITUTE([.A5];[.B5];&quot;&quot;);[.D5];&quot;&quot;)" office:value-type="string" office:string-value="Eliane " calcext:value-type="string">
            <text:p>Eliane </text:p>
          </table:table-cell>
          <table:table-cell table:formula="of:=RIGHT([.A5];LEN([.A5])-FIND(&quot;*&quot;;SUBSTITUTE([.A5];&quot; &quot;;&quot;*&quot;;LEN([.A5])-LEN(SUBSTITUTE([.A5];&quot; &quot;;&quot;&quot;)))))" office:value-type="string" office:string-value="Nina" calcext:value-type="string">
            <text:p>Nina</text:p>
          </table:table-cell>
        </table:table-row>
        <table:table-row table:style-name="ro1">
          <table:table-cell office:value-type="string" calcext:value-type="string">
            <text:p>Andreia Luciana Corte</text:p>
          </table:table-cell>
          <table:table-cell table:formula="of:=MID([.A6];1;SEARCHB(&quot; &quot;;[.A6];1))" office:value-type="string" office:string-value="Andreia " calcext:value-type="string">
            <text:p>Andreia </text:p>
          </table:table-cell>
          <table:table-cell table:formula="of:=SUBSTITUTE(SUBSTITUTE([.A6];[.B6];&quot;&quot;);[.D6];&quot;&quot;)" office:value-type="string" office:string-value="Luciana " calcext:value-type="string">
            <text:p>Luciana </text:p>
          </table:table-cell>
          <table:table-cell table:formula="of:=RIGHT([.A6];LEN([.A6])-FIND(&quot;*&quot;;SUBSTITUTE([.A6];&quot; &quot;;&quot;*&quot;;LEN([.A6])-LEN(SUBSTITUTE([.A6];&quot; &quot;;&quot;&quot;)))))" office:value-type="string" office:string-value="Corte" calcext:value-type="string">
            <text:p>Corte</text:p>
          </table:table-cell>
        </table:table-row>
        <table:table-row table:style-name="ro1">
          <table:table-cell office:value-type="string" calcext:value-type="string">
            <text:p>Betina Gabrielly Lara</text:p>
          </table:table-cell>
          <table:table-cell table:formula="of:=MID([.A7];1;SEARCHB(&quot; &quot;;[.A7];1))" office:value-type="string" office:string-value="Betina " calcext:value-type="string">
            <text:p>Betina </text:p>
          </table:table-cell>
          <table:table-cell table:formula="of:=SUBSTITUTE(SUBSTITUTE([.A7];[.B7];&quot;&quot;);[.D7];&quot;&quot;)" office:value-type="string" office:string-value="Gabrielly " calcext:value-type="string">
            <text:p>Gabrielly </text:p>
          </table:table-cell>
          <table:table-cell table:formula="of:=RIGHT([.A7];LEN([.A7])-FIND(&quot;*&quot;;SUBSTITUTE([.A7];&quot; &quot;;&quot;*&quot;;LEN([.A7])-LEN(SUBSTITUTE([.A7];&quot; &quot;;&quot;&quot;)))))" office:value-type="string" office:string-value="Lara" calcext:value-type="string">
            <text:p>Lara</text:p>
          </table:table-cell>
        </table:table-row>
        <table:table-row table:style-name="ro1">
          <table:table-cell office:value-type="string" calcext:value-type="string">
            <text:p>Antonio Paulo Almada</text:p>
          </table:table-cell>
          <table:table-cell table:formula="of:=MID([.A8];1;SEARCHB(&quot; &quot;;[.A8];1))" office:value-type="string" office:string-value="Antonio " calcext:value-type="string">
            <text:p>Antonio </text:p>
          </table:table-cell>
          <table:table-cell table:formula="of:=SUBSTITUTE(SUBSTITUTE([.A8];[.B8];&quot;&quot;);[.D8];&quot;&quot;)" office:value-type="string" office:string-value="Paulo " calcext:value-type="string">
            <text:p>Paulo </text:p>
          </table:table-cell>
          <table:table-cell table:formula="of:=RIGHT([.A8];LEN([.A8])-FIND(&quot;*&quot;;SUBSTITUTE([.A8];&quot; &quot;;&quot;*&quot;;LEN([.A8])-LEN(SUBSTITUTE([.A8];&quot; &quot;;&quot;&quot;)))))" office:value-type="string" office:string-value="Almada" calcext:value-type="string">
            <text:p>Almada</text:p>
          </table:table-cell>
        </table:table-row>
        <table:table-row table:style-name="ro1">
          <table:table-cell office:value-type="string" calcext:value-type="string">
            <text:p>Raquel Andrea Jéssica</text:p>
          </table:table-cell>
          <table:table-cell table:formula="of:=MID([.A9];1;SEARCHB(&quot; &quot;;[.A9];1))" office:value-type="string" office:string-value="Raquel " calcext:value-type="string">
            <text:p>Raquel </text:p>
          </table:table-cell>
          <table:table-cell table:formula="of:=SUBSTITUTE(SUBSTITUTE([.A9];[.B9];&quot;&quot;);[.D9];&quot;&quot;)" office:value-type="string" office:string-value="Andrea " calcext:value-type="string">
            <text:p>Andrea </text:p>
          </table:table-cell>
          <table:table-cell table:formula="of:=RIGHT([.A9];LEN([.A9])-FIND(&quot;*&quot;;SUBSTITUTE([.A9];&quot; &quot;;&quot;*&quot;;LEN([.A9])-LEN(SUBSTITUTE([.A9];&quot; &quot;;&quot;&quot;)))))" office:value-type="string" office:string-value="Jéssica" calcext:value-type="string">
            <text:p>Jéssica</text:p>
          </table:table-cell>
        </table:table-row>
        <table:table-row table:style-name="ro1">
          <table:table-cell office:value-type="string" calcext:value-type="string">
            <text:p>Nicolas Benício Marcelo</text:p>
          </table:table-cell>
          <table:table-cell table:formula="of:=MID([.A10];1;SEARCHB(&quot; &quot;;[.A10];1))" office:value-type="string" office:string-value="Nicolas " calcext:value-type="string">
            <text:p>Nicolas </text:p>
          </table:table-cell>
          <table:table-cell table:formula="of:=SUBSTITUTE(SUBSTITUTE([.A10];[.B10];&quot;&quot;);[.D10];&quot;&quot;)" office:value-type="string" office:string-value="Benício " calcext:value-type="string">
            <text:p>Benício </text:p>
          </table:table-cell>
          <table:table-cell table:formula="of:=RIGHT([.A10];LEN([.A10])-FIND(&quot;*&quot;;SUBSTITUTE([.A10];&quot; &quot;;&quot;*&quot;;LEN([.A10])-LEN(SUBSTITUTE([.A10];&quot; &quot;;&quot;&quot;)))))" office:value-type="string" office:string-value="Marcelo" calcext:value-type="string">
            <text:p>Marcelo</text:p>
          </table:table-cell>
        </table:table-row>
        <table:table-row table:style-name="ro1">
          <table:table-cell office:value-type="string" calcext:value-type="string">
            <text:p>Bento Diego Francisco</text:p>
          </table:table-cell>
          <table:table-cell table:formula="of:=MID([.A11];1;SEARCHB(&quot; &quot;;[.A11];1))" office:value-type="string" office:string-value="Bento " calcext:value-type="string">
            <text:p>Bento </text:p>
          </table:table-cell>
          <table:table-cell table:formula="of:=SUBSTITUTE(SUBSTITUTE([.A11];[.B11];&quot;&quot;);[.D11];&quot;&quot;)" office:value-type="string" office:string-value="Diego " calcext:value-type="string">
            <text:p>Diego </text:p>
          </table:table-cell>
          <table:table-cell table:formula="of:=RIGHT([.A11];LEN([.A11])-FIND(&quot;*&quot;;SUBSTITUTE([.A11];&quot; &quot;;&quot;*&quot;;LEN([.A11])-LEN(SUBSTITUTE([.A11];&quot; &quot;;&quot;&quot;)))))" office:value-type="string" office:string-value="Francisco" calcext:value-type="string">
            <text:p>Francisco</text:p>
          </table:table-cell>
        </table:table-row>
        <table:table-row table:style-name="ro1">
          <table:table-cell office:value-type="string" calcext:value-type="string">
            <text:p>Regina Carla Marlene</text:p>
          </table:table-cell>
          <table:table-cell table:formula="of:=MID([.A12];1;SEARCHB(&quot; &quot;;[.A12];1))" office:value-type="string" office:string-value="Regina " calcext:value-type="string">
            <text:p>Regina </text:p>
          </table:table-cell>
          <table:table-cell table:formula="of:=SUBSTITUTE(SUBSTITUTE([.A12];[.B12];&quot;&quot;);[.D12];&quot;&quot;)" office:value-type="string" office:string-value="Carla " calcext:value-type="string">
            <text:p>Carla </text:p>
          </table:table-cell>
          <table:table-cell table:formula="of:=RIGHT([.A12];LEN([.A12])-FIND(&quot;*&quot;;SUBSTITUTE([.A12];&quot; &quot;;&quot;*&quot;;LEN([.A12])-LEN(SUBSTITUTE([.A12];&quot; &quot;;&quot;&quot;)))))" office:value-type="string" office:string-value="Marlene" calcext:value-type="string">
            <text:p>Marlene</text:p>
          </table:table-cell>
        </table:table-row>
        <table:table-row table:style-name="ro1">
          <table:table-cell office:value-type="string" calcext:value-type="string">
            <text:p>Julia Eliane Flávia </text:p>
          </table:table-cell>
          <table:table-cell table:formula="of:=MID([.A13];1;SEARCHB(&quot; &quot;;[.A13];1))" office:value-type="string" office:string-value="Julia " calcext:value-type="string">
            <text:p>Julia </text:p>
          </table:table-cell>
          <table:table-cell table:formula="of:=SUBSTITUTE(SUBSTITUTE([.A13];[.B13];&quot;&quot;);[.D13];&quot;&quot;)" office:value-type="string" office:string-value="Eliane Flávia " calcext:value-type="string">
            <text:p>Eliane Flávia </text:p>
          </table:table-cell>
          <table:table-cell table:formula="of:=RIGHT([.A13];LEN([.A13])-FIND(&quot;*&quot;;SUBSTITUTE([.A13];&quot; &quot;;&quot;*&quot;;LEN([.A13])-LEN(SUBSTITUTE([.A13];&quot; &quot;;&quot;&quot;)))))">
            <text:p/>
          </table:table-cell>
        </table:table-row>
        <table:table-row table:style-name="ro1">
          <table:table-cell office:value-type="string" calcext:value-type="string">
            <text:p>Melissa Lúcia Oliveira</text:p>
          </table:table-cell>
          <table:table-cell table:formula="of:=MID([.A14];1;SEARCHB(&quot; &quot;;[.A14];1))" office:value-type="string" office:string-value="Melissa " calcext:value-type="string">
            <text:p>Melissa </text:p>
          </table:table-cell>
          <table:table-cell table:formula="of:=SUBSTITUTE(SUBSTITUTE([.A14];[.B14];&quot;&quot;);[.D14];&quot;&quot;)" office:value-type="string" office:string-value="Lúcia " calcext:value-type="string">
            <text:p>Lúcia </text:p>
          </table:table-cell>
          <table:table-cell table:formula="of:=RIGHT([.A14];LEN([.A14])-FIND(&quot;*&quot;;SUBSTITUTE([.A14];&quot; &quot;;&quot;*&quot;;LEN([.A14])-LEN(SUBSTITUTE([.A14];&quot; &quot;;&quot;&quot;)))))" office:value-type="string" office:string-value="Oliveira" calcext:value-type="string">
            <text:p>Oliveira</text:p>
          </table:table-cell>
        </table:table-row>
        <table:table-row table:style-name="ro1">
          <table:table-cell office:value-type="string" calcext:value-type="string">
            <text:p>Juan Carlos Eduardo</text:p>
          </table:table-cell>
          <table:table-cell table:formula="of:=MID([.A15];1;SEARCHB(&quot; &quot;;[.A15];1))" office:value-type="string" office:string-value="Juan " calcext:value-type="string">
            <text:p>Juan </text:p>
          </table:table-cell>
          <table:table-cell table:formula="of:=SUBSTITUTE(SUBSTITUTE([.A15];[.B15];&quot;&quot;);[.D15];&quot;&quot;)" office:value-type="string" office:string-value="Carlos " calcext:value-type="string">
            <text:p>Carlos </text:p>
          </table:table-cell>
          <table:table-cell table:formula="of:=RIGHT([.A15];LEN([.A15])-FIND(&quot;*&quot;;SUBSTITUTE([.A15];&quot; &quot;;&quot;*&quot;;LEN([.A15])-LEN(SUBSTITUTE([.A15];&quot; &quot;;&quot;&quot;)))))" office:value-type="string" office:string-value="Eduardo" calcext:value-type="string">
            <text:p>Eduardo</text:p>
          </table:table-cell>
        </table:table-row>
        <table:table-row table:style-name="ro1">
          <table:table-cell office:value-type="string" calcext:value-type="string">
            <text:p>Bryan Yuri Henry</text:p>
          </table:table-cell>
          <table:table-cell table:formula="of:=MID([.A16];1;SEARCHB(&quot; &quot;;[.A16];1))" office:value-type="string" office:string-value="Bryan " calcext:value-type="string">
            <text:p>Bryan </text:p>
          </table:table-cell>
          <table:table-cell table:formula="of:=SUBSTITUTE(SUBSTITUTE([.A16];[.B16];&quot;&quot;);[.D16];&quot;&quot;)" office:value-type="string" office:string-value="Yuri " calcext:value-type="string">
            <text:p>Yuri </text:p>
          </table:table-cell>
          <table:table-cell table:formula="of:=RIGHT([.A16];LEN([.A16])-FIND(&quot;*&quot;;SUBSTITUTE([.A16];&quot; &quot;;&quot;*&quot;;LEN([.A16])-LEN(SUBSTITUTE([.A16];&quot; &quot;;&quot;&quot;)))))" office:value-type="string" office:string-value="Henry" calcext:value-type="string">
            <text:p>Henry</text:p>
          </table:table-cell>
        </table:table-row>
        <table:table-row table:style-name="ro1">
          <table:table-cell office:value-type="string" calcext:value-type="string">
            <text:p>Analu Natália Esther</text:p>
          </table:table-cell>
          <table:table-cell table:formula="of:=MID([.A17];1;SEARCHB(&quot; &quot;;[.A17];1))" office:value-type="string" office:string-value="Analu " calcext:value-type="string">
            <text:p>Analu </text:p>
          </table:table-cell>
          <table:table-cell table:formula="of:=SUBSTITUTE(SUBSTITUTE([.A17];[.B17];&quot;&quot;);[.D17];&quot;&quot;)" office:value-type="string" office:string-value="Natália " calcext:value-type="string">
            <text:p>Natália </text:p>
          </table:table-cell>
          <table:table-cell table:formula="of:=RIGHT([.A17];LEN([.A17])-FIND(&quot;*&quot;;SUBSTITUTE([.A17];&quot; &quot;;&quot;*&quot;;LEN([.A17])-LEN(SUBSTITUTE([.A17];&quot; &quot;;&quot;&quot;)))))" office:value-type="string" office:string-value="Esther" calcext:value-type="string">
            <text:p>Esther</text:p>
          </table:table-cell>
        </table:table-row>
        <table:table-row table:style-name="ro1">
          <table:table-cell office:value-type="string" calcext:value-type="string">
            <text:p>Cauã Cláudio Lucca</text:p>
          </table:table-cell>
          <table:table-cell table:formula="of:=MID([.A18];1;SEARCHB(&quot; &quot;;[.A18];1))" office:value-type="string" office:string-value="Cauã " calcext:value-type="string">
            <text:p>Cauã </text:p>
          </table:table-cell>
          <table:table-cell table:formula="of:=SUBSTITUTE(SUBSTITUTE([.A18];[.B18];&quot;&quot;);[.D18];&quot;&quot;)" office:value-type="string" office:string-value="Cláudio " calcext:value-type="string">
            <text:p>Cláudio </text:p>
          </table:table-cell>
          <table:table-cell table:formula="of:=RIGHT([.A18];LEN([.A18])-FIND(&quot;*&quot;;SUBSTITUTE([.A18];&quot; &quot;;&quot;*&quot;;LEN([.A18])-LEN(SUBSTITUTE([.A18];&quot; &quot;;&quot;&quot;)))))" office:value-type="string" office:string-value="Lucca" calcext:value-type="string">
            <text:p>Lucca</text:p>
          </table:table-cell>
        </table:table-row>
        <table:table-row table:style-name="ro1">
          <table:table-cell office:value-type="string" calcext:value-type="string">
            <text:p>Camila Lúcia Moraes</text:p>
          </table:table-cell>
          <table:table-cell table:formula="of:=MID([.A19];1;SEARCHB(&quot; &quot;;[.A19];1))" office:value-type="string" office:string-value="Camila " calcext:value-type="string">
            <text:p>Camila </text:p>
          </table:table-cell>
          <table:table-cell table:formula="of:=SUBSTITUTE(SUBSTITUTE([.A19];[.B19];&quot;&quot;);[.D19];&quot;&quot;)" office:value-type="string" office:string-value="Lúcia " calcext:value-type="string">
            <text:p>Lúcia </text:p>
          </table:table-cell>
          <table:table-cell table:formula="of:=RIGHT([.A19];LEN([.A19])-FIND(&quot;*&quot;;SUBSTITUTE([.A19];&quot; &quot;;&quot;*&quot;;LEN([.A19])-LEN(SUBSTITUTE([.A19];&quot; &quot;;&quot;&quot;)))))" office:value-type="string" office:string-value="Moraes" calcext:value-type="string">
            <text:p>Moraes</text:p>
          </table:table-cell>
        </table:table-row>
        <table:table-row table:style-name="ro1">
          <table:table-cell office:value-type="string" calcext:value-type="string">
            <text:p>Vicente Marcos Moraes</text:p>
          </table:table-cell>
          <table:table-cell table:formula="of:=MID([.A20];1;SEARCHB(&quot; &quot;;[.A20];1))" office:value-type="string" office:string-value="Vicente " calcext:value-type="string">
            <text:p>Vicente </text:p>
          </table:table-cell>
          <table:table-cell table:formula="of:=SUBSTITUTE(SUBSTITUTE([.A20];[.B20];&quot;&quot;);[.D20];&quot;&quot;)" office:value-type="string" office:string-value="Marcos " calcext:value-type="string">
            <text:p>Marcos </text:p>
          </table:table-cell>
          <table:table-cell table:formula="of:=RIGHT([.A20];LEN([.A20])-FIND(&quot;*&quot;;SUBSTITUTE([.A20];&quot; &quot;;&quot;*&quot;;LEN([.A20])-LEN(SUBSTITUTE([.A20];&quot; &quot;;&quot;&quot;)))))" office:value-type="string" office:string-value="Moraes" calcext:value-type="string">
            <text:p>Moraes</text:p>
          </table:table-cell>
        </table:table-row>
        <table:table-row table:style-name="ro1">
          <table:table-cell office:value-type="string" calcext:value-type="string">
            <text:p>Beatriz Simone Catarina</text:p>
          </table:table-cell>
          <table:table-cell table:formula="of:=MID([.A21];1;SEARCHB(&quot; &quot;;[.A21];1))" office:value-type="string" office:string-value="Beatriz " calcext:value-type="string">
            <text:p>Beatriz </text:p>
          </table:table-cell>
          <table:table-cell table:formula="of:=SUBSTITUTE(SUBSTITUTE([.A21];[.B21];&quot;&quot;);[.D21];&quot;&quot;)" office:value-type="string" office:string-value="Simone " calcext:value-type="string">
            <text:p>Simone </text:p>
          </table:table-cell>
          <table:table-cell table:formula="of:=RIGHT([.A21];LEN([.A21])-FIND(&quot;*&quot;;SUBSTITUTE([.A21];&quot; &quot;;&quot;*&quot;;LEN([.A21])-LEN(SUBSTITUTE([.A21];&quot; &quot;;&quot;&quot;)))))" office:value-type="string" office:string-value="Catarina" calcext:value-type="string">
            <text:p>Catarina</text:p>
          </table:table-cell>
        </table:table-row>
        <table:table-row table:style-name="ro1">
          <table:table-cell office:value-type="string" calcext:value-type="string">
            <text:p>Raimundo Davi Guilherme</text:p>
          </table:table-cell>
          <table:table-cell table:formula="of:=MID([.A22];1;SEARCHB(&quot; &quot;;[.A22];1))" office:value-type="string" office:string-value="Raimundo " calcext:value-type="string">
            <text:p>Raimundo </text:p>
          </table:table-cell>
          <table:table-cell table:formula="of:=SUBSTITUTE(SUBSTITUTE([.A22];[.B22];&quot;&quot;);[.D22];&quot;&quot;)" office:value-type="string" office:string-value="Davi " calcext:value-type="string">
            <text:p>Davi </text:p>
          </table:table-cell>
          <table:table-cell table:formula="of:=RIGHT([.A22];LEN([.A22])-FIND(&quot;*&quot;;SUBSTITUTE([.A22];&quot; &quot;;&quot;*&quot;;LEN([.A22])-LEN(SUBSTITUTE([.A22];&quot; &quot;;&quot;&quot;)))))" office:value-type="string" office:string-value="Guilherme" calcext:value-type="string">
            <text:p>Guilherme</text:p>
          </table:table-cell>
        </table:table-row>
        <table:table-row table:style-name="ro1">
          <table:table-cell office:value-type="string" calcext:value-type="string">
            <text:p>Marina Pietra Bianca</text:p>
          </table:table-cell>
          <table:table-cell table:formula="of:=MID([.A23];1;SEARCHB(&quot; &quot;;[.A23];1))" office:value-type="string" office:string-value="Marina " calcext:value-type="string">
            <text:p>Marina </text:p>
          </table:table-cell>
          <table:table-cell table:formula="of:=SUBSTITUTE(SUBSTITUTE([.A23];[.B23];&quot;&quot;);[.D23];&quot;&quot;)" office:value-type="string" office:string-value="Pietra " calcext:value-type="string">
            <text:p>Pietra </text:p>
          </table:table-cell>
          <table:table-cell table:formula="of:=RIGHT([.A23];LEN([.A23])-FIND(&quot;*&quot;;SUBSTITUTE([.A23];&quot; &quot;;&quot;*&quot;;LEN([.A23])-LEN(SUBSTITUTE([.A23];&quot; &quot;;&quot;&quot;)))))" office:value-type="string" office:string-value="Bianca" calcext:value-type="string">
            <text:p>Bianca</text:p>
          </table:table-cell>
        </table:table-row>
        <table:table-row table:style-name="ro1">
          <table:table-cell office:value-type="string" calcext:value-type="string">
            <text:p>Andrea Luiza Isabelle</text:p>
          </table:table-cell>
          <table:table-cell table:formula="of:=MID([.A24];1;SEARCHB(&quot; &quot;;[.A24];1))" office:value-type="string" office:string-value="Andrea " calcext:value-type="string">
            <text:p>Andrea </text:p>
          </table:table-cell>
          <table:table-cell table:formula="of:=SUBSTITUTE(SUBSTITUTE([.A24];[.B24];&quot;&quot;);[.D24];&quot;&quot;)" office:value-type="string" office:string-value="Luiza " calcext:value-type="string">
            <text:p>Luiza </text:p>
          </table:table-cell>
          <table:table-cell table:formula="of:=RIGHT([.A24];LEN([.A24])-FIND(&quot;*&quot;;SUBSTITUTE([.A24];&quot; &quot;;&quot;*&quot;;LEN([.A24])-LEN(SUBSTITUTE([.A24];&quot; &quot;;&quot;&quot;)))))" office:value-type="string" office:string-value="Isabelle" calcext:value-type="string">
            <text:p>Isabelle</text:p>
          </table:table-cell>
        </table:table-row>
        <table:table-row table:style-name="ro1">
          <table:table-cell office:value-type="string" calcext:value-type="string">
            <text:p>Renan Osvaldo Yago</text:p>
          </table:table-cell>
          <table:table-cell table:formula="of:=MID([.A25];1;SEARCHB(&quot; &quot;;[.A25];1))" office:value-type="string" office:string-value="Renan " calcext:value-type="string">
            <text:p>Renan </text:p>
          </table:table-cell>
          <table:table-cell table:formula="of:=SUBSTITUTE(SUBSTITUTE([.A25];[.B25];&quot;&quot;);[.D25];&quot;&quot;)" office:value-type="string" office:string-value="Osvaldo " calcext:value-type="string">
            <text:p>Osvaldo </text:p>
          </table:table-cell>
          <table:table-cell table:formula="of:=RIGHT([.A25];LEN([.A25])-FIND(&quot;*&quot;;SUBSTITUTE([.A25];&quot; &quot;;&quot;*&quot;;LEN([.A25])-LEN(SUBSTITUTE([.A25];&quot; &quot;;&quot;&quot;)))))" office:value-type="string" office:string-value="Yago" calcext:value-type="string">
            <text:p>Yago</text:p>
          </table:table-cell>
        </table:table-row>
        <table:table-row table:style-name="ro1">
          <table:table-cell office:value-type="string" calcext:value-type="string">
            <text:p>Giovana Eduarda Almeida</text:p>
          </table:table-cell>
          <table:table-cell table:formula="of:=MID([.A26];1;SEARCHB(&quot; &quot;;[.A26];1))" office:value-type="string" office:string-value="Giovana " calcext:value-type="string">
            <text:p>Giovana </text:p>
          </table:table-cell>
          <table:table-cell table:formula="of:=SUBSTITUTE(SUBSTITUTE([.A26];[.B26];&quot;&quot;);[.D26];&quot;&quot;)" office:value-type="string" office:string-value="Eduarda " calcext:value-type="string">
            <text:p>Eduarda </text:p>
          </table:table-cell>
          <table:table-cell table:formula="of:=RIGHT([.A26];LEN([.A26])-FIND(&quot;*&quot;;SUBSTITUTE([.A26];&quot; &quot;;&quot;*&quot;;LEN([.A26])-LEN(SUBSTITUTE([.A26];&quot; &quot;;&quot;&quot;)))))" office:value-type="string" office:string-value="Almeida" calcext:value-type="string">
            <text:p>Almeida</text:p>
          </table:table-cell>
        </table:table-row>
        <table:table-row table:style-name="ro1">
          <table:table-cell office:value-type="string" calcext:value-type="string">
            <text:p>Carla Elaine Ester</text:p>
          </table:table-cell>
          <table:table-cell table:formula="of:=MID([.A27];1;SEARCHB(&quot; &quot;;[.A27];1))" office:value-type="string" office:string-value="Carla " calcext:value-type="string">
            <text:p>Carla </text:p>
          </table:table-cell>
          <table:table-cell table:formula="of:=SUBSTITUTE(SUBSTITUTE([.A27];[.B27];&quot;&quot;);[.D27];&quot;&quot;)" office:value-type="string" office:string-value="Elaine " calcext:value-type="string">
            <text:p>Elaine </text:p>
          </table:table-cell>
          <table:table-cell table:formula="of:=RIGHT([.A27];LEN([.A27])-FIND(&quot;*&quot;;SUBSTITUTE([.A27];&quot; &quot;;&quot;*&quot;;LEN([.A27])-LEN(SUBSTITUTE([.A27];&quot; &quot;;&quot;&quot;)))))" office:value-type="string" office:string-value="Ester" calcext:value-type="string">
            <text:p>Ester</text:p>
          </table:table-cell>
        </table:table-row>
        <table:table-row table:style-name="ro1">
          <table:table-cell office:value-type="string" calcext:value-type="string">
            <text:p>Tomás Nicolas da Mota</text:p>
          </table:table-cell>
          <table:table-cell table:formula="of:=MID([.A28];1;SEARCHB(&quot; &quot;;[.A28];1))" office:value-type="string" office:string-value="Tomás " calcext:value-type="string">
            <text:p>Tomás </text:p>
          </table:table-cell>
          <table:table-cell table:formula="of:=SUBSTITUTE(SUBSTITUTE([.A28];[.B28];&quot;&quot;);[.D28];&quot;&quot;)" office:value-type="string" office:string-value="Nicolas da " calcext:value-type="string">
            <text:p>Nicolas da </text:p>
          </table:table-cell>
          <table:table-cell table:formula="of:=RIGHT([.A28];LEN([.A28])-FIND(&quot;*&quot;;SUBSTITUTE([.A28];&quot; &quot;;&quot;*&quot;;LEN([.A28])-LEN(SUBSTITUTE([.A28];&quot; &quot;;&quot;&quot;)))))" office:value-type="string" office:string-value="Mota" calcext:value-type="string">
            <text:p>Mota</text:p>
          </table:table-cell>
        </table:table-row>
        <table:table-row table:style-name="ro1">
          <table:table-cell office:value-type="string" calcext:value-type="string">
            <text:p>Isabella Ana Teixeira</text:p>
          </table:table-cell>
          <table:table-cell table:formula="of:=MID([.A29];1;SEARCHB(&quot; &quot;;[.A29];1))" office:value-type="string" office:string-value="Isabella " calcext:value-type="string">
            <text:p>Isabella </text:p>
          </table:table-cell>
          <table:table-cell table:formula="of:=SUBSTITUTE(SUBSTITUTE([.A29];[.B29];&quot;&quot;);[.D29];&quot;&quot;)" office:value-type="string" office:string-value="Ana " calcext:value-type="string">
            <text:p>Ana </text:p>
          </table:table-cell>
          <table:table-cell table:formula="of:=RIGHT([.A29];LEN([.A29])-FIND(&quot;*&quot;;SUBSTITUTE([.A29];&quot; &quot;;&quot;*&quot;;LEN([.A29])-LEN(SUBSTITUTE([.A29];&quot; &quot;;&quot;&quot;)))))" office:value-type="string" office:string-value="Teixeira" calcext:value-type="string">
            <text:p>Teixeira</text:p>
          </table:table-cell>
        </table:table-row>
        <table:table-row table:style-name="ro1">
          <table:table-cell office:value-type="string" calcext:value-type="string">
            <text:p>Elza Rayssa Sophia </text:p>
          </table:table-cell>
          <table:table-cell table:formula="of:=MID([.A30];1;SEARCHB(&quot; &quot;;[.A30];1))" office:value-type="string" office:string-value="Elza " calcext:value-type="string">
            <text:p>Elza </text:p>
          </table:table-cell>
          <table:table-cell table:formula="of:=SUBSTITUTE(SUBSTITUTE([.A30];[.B30];&quot;&quot;);[.D30];&quot;&quot;)" office:value-type="string" office:string-value="Rayssa Sophia " calcext:value-type="string">
            <text:p>Rayssa Sophia </text:p>
          </table:table-cell>
          <table:table-cell table:formula="of:=RIGHT([.A30];LEN([.A30])-FIND(&quot;*&quot;;SUBSTITUTE([.A30];&quot; &quot;;&quot;*&quot;;LEN([.A30])-LEN(SUBSTITUTE([.A30];&quot; &quot;;&quot;&quot;)))))">
            <text:p/>
          </table:table-cell>
        </table:table-row>
        <table:table-row table:style-name="ro1">
          <table:table-cell office:value-type="string" calcext:value-type="string">
            <text:p>José Anthony Galvão</text:p>
          </table:table-cell>
          <table:table-cell table:formula="of:=MID([.A31];1;SEARCHB(&quot; &quot;;[.A31];1))" office:value-type="string" office:string-value="José " calcext:value-type="string">
            <text:p>José </text:p>
          </table:table-cell>
          <table:table-cell table:formula="of:=SUBSTITUTE(SUBSTITUTE([.A31];[.B31];&quot;&quot;);[.D31];&quot;&quot;)" office:value-type="string" office:string-value="Anthony " calcext:value-type="string">
            <text:p>Anthony </text:p>
          </table:table-cell>
          <table:table-cell table:formula="of:=RIGHT([.A31];LEN([.A31])-FIND(&quot;*&quot;;SUBSTITUTE([.A31];&quot; &quot;;&quot;*&quot;;LEN([.A31])-LEN(SUBSTITUTE([.A31];&quot; &quot;;&quot;&quot;)))))" office:value-type="string" office:string-value="Galvão" calcext:value-type="string">
            <text:p>Galvão</text:p>
          </table:table-cell>
        </table:table-row>
        <table:table-row table:style-name="ro1">
          <table:table-cell office:value-type="string" calcext:value-type="string">
            <text:p>João Eduardo Galvão</text:p>
          </table:table-cell>
          <table:table-cell table:formula="of:=MID([.A32];1;SEARCHB(&quot; &quot;;[.A32];1))" office:value-type="string" office:string-value="João " calcext:value-type="string">
            <text:p>João </text:p>
          </table:table-cell>
          <table:table-cell table:formula="of:=SUBSTITUTE(SUBSTITUTE([.A32];[.B32];&quot;&quot;);[.D32];&quot;&quot;)" office:value-type="string" office:string-value="Eduardo " calcext:value-type="string">
            <text:p>Eduardo </text:p>
          </table:table-cell>
          <table:table-cell table:formula="of:=RIGHT([.A32];LEN([.A32])-FIND(&quot;*&quot;;SUBSTITUTE([.A32];&quot; &quot;;&quot;*&quot;;LEN([.A32])-LEN(SUBSTITUTE([.A32];&quot; &quot;;&quot;&quot;)))))" office:value-type="string" office:string-value="Galvão" calcext:value-type="string">
            <text:p>Galvão</text:p>
          </table:table-cell>
        </table:table-row>
        <table:table-row table:style-name="ro1">
          <table:table-cell office:value-type="string" calcext:value-type="string">
            <text:p>Marli Lúcia Assunção</text:p>
          </table:table-cell>
          <table:table-cell table:formula="of:=MID([.A33];1;SEARCHB(&quot; &quot;;[.A33];1))" office:value-type="string" office:string-value="Marli " calcext:value-type="string">
            <text:p>Marli </text:p>
          </table:table-cell>
          <table:table-cell table:formula="of:=SUBSTITUTE(SUBSTITUTE([.A33];[.B33];&quot;&quot;);[.D33];&quot;&quot;)" office:value-type="string" office:string-value="Lúcia " calcext:value-type="string">
            <text:p>Lúcia </text:p>
          </table:table-cell>
          <table:table-cell table:formula="of:=RIGHT([.A33];LEN([.A33])-FIND(&quot;*&quot;;SUBSTITUTE([.A33];&quot; &quot;;&quot;*&quot;;LEN([.A33])-LEN(SUBSTITUTE([.A33];&quot; &quot;;&quot;&quot;)))))" office:value-type="string" office:string-value="Assunção" calcext:value-type="string">
            <text:p>Assunção</text:p>
          </table:table-cell>
        </table:table-row>
        <table:table-row table:style-name="ro1">
          <table:table-cell office:value-type="string" calcext:value-type="string">
            <text:p>Ayla Adriana Bernardes</text:p>
          </table:table-cell>
          <table:table-cell table:formula="of:=MID([.A34];1;SEARCHB(&quot; &quot;;[.A34];1))" office:value-type="string" office:string-value="Ayla " calcext:value-type="string">
            <text:p>Ayla </text:p>
          </table:table-cell>
          <table:table-cell table:formula="of:=SUBSTITUTE(SUBSTITUTE([.A34];[.B34];&quot;&quot;);[.D34];&quot;&quot;)" office:value-type="string" office:string-value="Adriana " calcext:value-type="string">
            <text:p>Adriana </text:p>
          </table:table-cell>
          <table:table-cell table:formula="of:=RIGHT([.A34];LEN([.A34])-FIND(&quot;*&quot;;SUBSTITUTE([.A34];&quot; &quot;;&quot;*&quot;;LEN([.A34])-LEN(SUBSTITUTE([.A34];&quot; &quot;;&quot;&quot;)))))" office:value-type="string" office:string-value="Bernardes" calcext:value-type="string">
            <text:p>Bernardes</text:p>
          </table:table-cell>
        </table:table-row>
        <table:table-row table:style-name="ro1">
          <table:table-cell office:value-type="string" calcext:value-type="string">
            <text:p>Rita Camila Vitória</text:p>
          </table:table-cell>
          <table:table-cell table:formula="of:=MID([.A35];1;SEARCHB(&quot; &quot;;[.A35];1))" office:value-type="string" office:string-value="Rita " calcext:value-type="string">
            <text:p>Rita </text:p>
          </table:table-cell>
          <table:table-cell table:formula="of:=SUBSTITUTE(SUBSTITUTE([.A35];[.B35];&quot;&quot;);[.D35];&quot;&quot;)" office:value-type="string" office:string-value="Camila " calcext:value-type="string">
            <text:p>Camila </text:p>
          </table:table-cell>
          <table:table-cell table:formula="of:=RIGHT([.A35];LEN([.A35])-FIND(&quot;*&quot;;SUBSTITUTE([.A35];&quot; &quot;;&quot;*&quot;;LEN([.A35])-LEN(SUBSTITUTE([.A35];&quot; &quot;;&quot;&quot;)))))" office:value-type="string" office:string-value="Vitória" calcext:value-type="string">
            <text:p>Vitória</text:p>
          </table:table-cell>
        </table:table-row>
        <table:table-row table:style-name="ro1">
          <table:table-cell office:value-type="string" calcext:value-type="string">
            <text:p>Rafael Ricardo Ryan</text:p>
          </table:table-cell>
          <table:table-cell table:formula="of:=MID([.A36];1;SEARCHB(&quot; &quot;;[.A36];1))" office:value-type="string" office:string-value="Rafael " calcext:value-type="string">
            <text:p>Rafael </text:p>
          </table:table-cell>
          <table:table-cell table:formula="of:=SUBSTITUTE(SUBSTITUTE([.A36];[.B36];&quot;&quot;);[.D36];&quot;&quot;)" office:value-type="string" office:string-value="Ricardo " calcext:value-type="string">
            <text:p>Ricardo </text:p>
          </table:table-cell>
          <table:table-cell table:formula="of:=RIGHT([.A36];LEN([.A36])-FIND(&quot;*&quot;;SUBSTITUTE([.A36];&quot; &quot;;&quot;*&quot;;LEN([.A36])-LEN(SUBSTITUTE([.A36];&quot; &quot;;&quot;&quot;)))))" office:value-type="string" office:string-value="Ryan" calcext:value-type="string">
            <text:p>Ryan</text:p>
          </table:table-cell>
        </table:table-row>
        <table:table-row table:style-name="ro1">
          <table:table-cell office:value-type="string" calcext:value-type="string">
            <text:p>Marina Aranha Viriato</text:p>
          </table:table-cell>
          <table:table-cell table:formula="of:=MID([.A37];1;SEARCHB(&quot; &quot;;[.A37];1))" office:value-type="string" office:string-value="Marina " calcext:value-type="string">
            <text:p>Marina </text:p>
          </table:table-cell>
          <table:table-cell table:formula="of:=SUBSTITUTE(SUBSTITUTE([.A37];[.B37];&quot;&quot;);[.D37];&quot;&quot;)" office:value-type="string" office:string-value="Aranha " calcext:value-type="string">
            <text:p>Aranha </text:p>
          </table:table-cell>
          <table:table-cell table:formula="of:=RIGHT([.A37];LEN([.A37])-FIND(&quot;*&quot;;SUBSTITUTE([.A37];&quot; &quot;;&quot;*&quot;;LEN([.A37])-LEN(SUBSTITUTE([.A37];&quot; &quot;;&quot;&quot;)))))" office:value-type="string" office:string-value="Viriato" calcext:value-type="string">
            <text:p>Viriato</text:p>
          </table:table-cell>
        </table:table-row>
        <table:table-row table:style-name="ro1">
          <table:table-cell office:value-type="string" calcext:value-type="string">
            <text:p>Julio Henry Fernando</text:p>
          </table:table-cell>
          <table:table-cell table:formula="of:=MID([.A38];1;SEARCHB(&quot; &quot;;[.A38];1))" office:value-type="string" office:string-value="Julio " calcext:value-type="string">
            <text:p>Julio </text:p>
          </table:table-cell>
          <table:table-cell table:formula="of:=SUBSTITUTE(SUBSTITUTE([.A38];[.B38];&quot;&quot;);[.D38];&quot;&quot;)" office:value-type="string" office:string-value="Henry " calcext:value-type="string">
            <text:p>Henry </text:p>
          </table:table-cell>
          <table:table-cell table:formula="of:=RIGHT([.A38];LEN([.A38])-FIND(&quot;*&quot;;SUBSTITUTE([.A38];&quot; &quot;;&quot;*&quot;;LEN([.A38])-LEN(SUBSTITUTE([.A38];&quot; &quot;;&quot;&quot;)))))" office:value-type="string" office:string-value="Fernando" calcext:value-type="string">
            <text:p>Fernando</text:p>
          </table:table-cell>
        </table:table-row>
        <table:table-row table:style-name="ro1">
          <table:table-cell office:value-type="string" calcext:value-type="string">
            <text:p>Mateus Luiz da Mata</text:p>
          </table:table-cell>
          <table:table-cell table:formula="of:=MID([.A39];1;SEARCHB(&quot; &quot;;[.A39];1))" office:value-type="string" office:string-value="Mateus " calcext:value-type="string">
            <text:p>Mateus </text:p>
          </table:table-cell>
          <table:table-cell table:formula="of:=SUBSTITUTE(SUBSTITUTE([.A39];[.B39];&quot;&quot;);[.D39];&quot;&quot;)" office:value-type="string" office:string-value="Luiz da " calcext:value-type="string">
            <text:p>Luiz da </text:p>
          </table:table-cell>
          <table:table-cell table:formula="of:=RIGHT([.A39];LEN([.A39])-FIND(&quot;*&quot;;SUBSTITUTE([.A39];&quot; &quot;;&quot;*&quot;;LEN([.A39])-LEN(SUBSTITUTE([.A39];&quot; &quot;;&quot;&quot;)))))" office:value-type="string" office:string-value="Mata" calcext:value-type="string">
            <text:p>Mata</text:p>
          </table:table-cell>
        </table:table-row>
        <table:table-row table:style-name="ro1">
          <table:table-cell office:value-type="string" calcext:value-type="string">
            <text:p>Danilo Elias Moreira</text:p>
          </table:table-cell>
          <table:table-cell table:formula="of:=MID([.A40];1;SEARCHB(&quot; &quot;;[.A40];1))" office:value-type="string" office:string-value="Danilo " calcext:value-type="string">
            <text:p>Danilo </text:p>
          </table:table-cell>
          <table:table-cell table:formula="of:=SUBSTITUTE(SUBSTITUTE([.A40];[.B40];&quot;&quot;);[.D40];&quot;&quot;)" office:value-type="string" office:string-value="Elias " calcext:value-type="string">
            <text:p>Elias </text:p>
          </table:table-cell>
          <table:table-cell table:formula="of:=RIGHT([.A40];LEN([.A40])-FIND(&quot;*&quot;;SUBSTITUTE([.A40];&quot; &quot;;&quot;*&quot;;LEN([.A40])-LEN(SUBSTITUTE([.A40];&quot; &quot;;&quot;&quot;)))))" office:value-type="string" office:string-value="Moreira" calcext:value-type="string">
            <text:p>Moreira</text:p>
          </table:table-cell>
        </table:table-row>
        <table:table-row table:style-name="ro1">
          <table:table-cell office:value-type="string" calcext:value-type="string">
            <text:p>Bryan Joaquim Moreira</text:p>
          </table:table-cell>
          <table:table-cell table:formula="of:=MID([.A41];1;SEARCHB(&quot; &quot;;[.A41];1))" office:value-type="string" office:string-value="Bryan " calcext:value-type="string">
            <text:p>Bryan </text:p>
          </table:table-cell>
          <table:table-cell table:formula="of:=SUBSTITUTE(SUBSTITUTE([.A41];[.B41];&quot;&quot;);[.D41];&quot;&quot;)" office:value-type="string" office:string-value="Joaquim " calcext:value-type="string">
            <text:p>Joaquim </text:p>
          </table:table-cell>
          <table:table-cell table:formula="of:=RIGHT([.A41];LEN([.A41])-FIND(&quot;*&quot;;SUBSTITUTE([.A41];&quot; &quot;;&quot;*&quot;;LEN([.A41])-LEN(SUBSTITUTE([.A41];&quot; &quot;;&quot;&quot;)))))" office:value-type="string" office:string-value="Moreira" calcext:value-type="string">
            <text:p>Moreira</text:p>
          </table:table-cell>
        </table:table-row>
        <table:table-row table:style-name="ro1">
          <table:table-cell office:value-type="string" calcext:value-type="string">
            <text:p>Carlos Bruno Duarte</text:p>
          </table:table-cell>
          <table:table-cell table:formula="of:=MID([.A42];1;SEARCHB(&quot; &quot;;[.A42];1))" office:value-type="string" office:string-value="Carlos " calcext:value-type="string">
            <text:p>Carlos </text:p>
          </table:table-cell>
          <table:table-cell table:formula="of:=SUBSTITUTE(SUBSTITUTE([.A42];[.B42];&quot;&quot;);[.D42];&quot;&quot;)" office:value-type="string" office:string-value="Bruno " calcext:value-type="string">
            <text:p>Bruno </text:p>
          </table:table-cell>
          <table:table-cell table:formula="of:=RIGHT([.A42];LEN([.A42])-FIND(&quot;*&quot;;SUBSTITUTE([.A42];&quot; &quot;;&quot;*&quot;;LEN([.A42])-LEN(SUBSTITUTE([.A42];&quot; &quot;;&quot;&quot;)))))" office:value-type="string" office:string-value="Duarte" calcext:value-type="string">
            <text:p>Duarte</text:p>
          </table:table-cell>
        </table:table-row>
        <table:table-row table:style-name="ro1">
          <table:table-cell office:value-type="string" calcext:value-type="string">
            <text:p>Henry Henrique José </text:p>
          </table:table-cell>
          <table:table-cell table:formula="of:=MID([.A43];1;SEARCHB(&quot; &quot;;[.A43];1))" office:value-type="string" office:string-value="Henry " calcext:value-type="string">
            <text:p>Henry </text:p>
          </table:table-cell>
          <table:table-cell table:formula="of:=SUBSTITUTE(SUBSTITUTE([.A43];[.B43];&quot;&quot;);[.D43];&quot;&quot;)" office:value-type="string" office:string-value="Henrique José " calcext:value-type="string">
            <text:p>Henrique José </text:p>
          </table:table-cell>
          <table:table-cell table:formula="of:=RIGHT([.A43];LEN([.A43])-FIND(&quot;*&quot;;SUBSTITUTE([.A43];&quot; &quot;;&quot;*&quot;;LEN([.A43])-LEN(SUBSTITUTE([.A43];&quot; &quot;;&quot;&quot;)))))">
            <text:p/>
          </table:table-cell>
        </table:table-row>
        <table:table-row table:style-name="ro1">
          <table:table-cell office:value-type="string" calcext:value-type="string">
            <text:p>Fábio Edson Figueiredo</text:p>
          </table:table-cell>
          <table:table-cell table:formula="of:=MID([.A44];1;SEARCHB(&quot; &quot;;[.A44];1))" office:value-type="string" office:string-value="Fábio " calcext:value-type="string">
            <text:p>Fábio </text:p>
          </table:table-cell>
          <table:table-cell table:formula="of:=SUBSTITUTE(SUBSTITUTE([.A44];[.B44];&quot;&quot;);[.D44];&quot;&quot;)" office:value-type="string" office:string-value="Edson " calcext:value-type="string">
            <text:p>Edson </text:p>
          </table:table-cell>
          <table:table-cell table:formula="of:=RIGHT([.A44];LEN([.A44])-FIND(&quot;*&quot;;SUBSTITUTE([.A44];&quot; &quot;;&quot;*&quot;;LEN([.A44])-LEN(SUBSTITUTE([.A44];&quot; &quot;;&quot;&quot;)))))" office:value-type="string" office:string-value="Figueiredo" calcext:value-type="string">
            <text:p>Figueiredo</text:p>
          </table:table-cell>
        </table:table-row>
        <table:table-row table:style-name="ro1">
          <table:table-cell office:value-type="string" calcext:value-type="string">
            <text:p>Bento Guilherme Real</text:p>
          </table:table-cell>
          <table:table-cell table:formula="of:=MID([.A45];1;SEARCHB(&quot; &quot;;[.A45];1))" office:value-type="string" office:string-value="Bento " calcext:value-type="string">
            <text:p>Bento </text:p>
          </table:table-cell>
          <table:table-cell table:formula="of:=SUBSTITUTE(SUBSTITUTE([.A45];[.B45];&quot;&quot;);[.D45];&quot;&quot;)" office:value-type="string" office:string-value="Guilherme " calcext:value-type="string">
            <text:p>Guilherme </text:p>
          </table:table-cell>
          <table:table-cell table:formula="of:=RIGHT([.A45];LEN([.A45])-FIND(&quot;*&quot;;SUBSTITUTE([.A45];&quot; &quot;;&quot;*&quot;;LEN([.A45])-LEN(SUBSTITUTE([.A45];&quot; &quot;;&quot;&quot;)))))" office:value-type="string" office:string-value="Real" calcext:value-type="string">
            <text:p>Real</text:p>
          </table:table-cell>
        </table:table-row>
        <table:table-row table:style-name="ro1">
          <table:table-cell office:value-type="string" calcext:value-type="string">
            <text:p>Isabelly Raimunda Farias</text:p>
          </table:table-cell>
          <table:table-cell table:formula="of:=MID([.A46];1;SEARCHB(&quot; &quot;;[.A46];1))" office:value-type="string" office:string-value="Isabelly " calcext:value-type="string">
            <text:p>Isabelly </text:p>
          </table:table-cell>
          <table:table-cell table:formula="of:=SUBSTITUTE(SUBSTITUTE([.A46];[.B46];&quot;&quot;);[.D46];&quot;&quot;)" office:value-type="string" office:string-value="Raimunda " calcext:value-type="string">
            <text:p>Raimunda </text:p>
          </table:table-cell>
          <table:table-cell table:formula="of:=RIGHT([.A46];LEN([.A46])-FIND(&quot;*&quot;;SUBSTITUTE([.A46];&quot; &quot;;&quot;*&quot;;LEN([.A46])-LEN(SUBSTITUTE([.A46];&quot; &quot;;&quot;&quot;)))))" office:value-type="string" office:string-value="Farias" calcext:value-type="string">
            <text:p>Farias</text:p>
          </table:table-cell>
        </table:table-row>
        <table:table-row table:style-name="ro1">
          <table:table-cell office:value-type="string" calcext:value-type="string">
            <text:p>Jennifer Cecília Aline </text:p>
          </table:table-cell>
          <table:table-cell table:formula="of:=MID([.A47];1;SEARCHB(&quot; &quot;;[.A47];1))" office:value-type="string" office:string-value="Jennifer " calcext:value-type="string">
            <text:p>Jennifer </text:p>
          </table:table-cell>
          <table:table-cell table:formula="of:=SUBSTITUTE(SUBSTITUTE([.A47];[.B47];&quot;&quot;);[.D47];&quot;&quot;)" office:value-type="string" office:string-value="Cecília Aline " calcext:value-type="string">
            <text:p>Cecília Aline </text:p>
          </table:table-cell>
          <table:table-cell table:formula="of:=RIGHT([.A47];LEN([.A47])-FIND(&quot;*&quot;;SUBSTITUTE([.A47];&quot; &quot;;&quot;*&quot;;LEN([.A47])-LEN(SUBSTITUTE([.A47];&quot; &quot;;&quot;&quot;)))))">
            <text:p/>
          </table:table-cell>
        </table:table-row>
        <table:table-row table:style-name="ro1">
          <table:table-cell office:value-type="string" calcext:value-type="string">
            <text:p>Hugo Manoel Rodrigues</text:p>
          </table:table-cell>
          <table:table-cell table:formula="of:=MID([.A48];1;SEARCHB(&quot; &quot;;[.A48];1))" office:value-type="string" office:string-value="Hugo " calcext:value-type="string">
            <text:p>Hugo </text:p>
          </table:table-cell>
          <table:table-cell table:formula="of:=SUBSTITUTE(SUBSTITUTE([.A48];[.B48];&quot;&quot;);[.D48];&quot;&quot;)" office:value-type="string" office:string-value="Manoel " calcext:value-type="string">
            <text:p>Manoel </text:p>
          </table:table-cell>
          <table:table-cell table:formula="of:=RIGHT([.A48];LEN([.A48])-FIND(&quot;*&quot;;SUBSTITUTE([.A48];&quot; &quot;;&quot;*&quot;;LEN([.A48])-LEN(SUBSTITUTE([.A48];&quot; &quot;;&quot;&quot;)))))" office:value-type="string" office:string-value="Rodrigues" calcext:value-type="string">
            <text:p>Rodrigues</text:p>
          </table:table-cell>
        </table:table-row>
        <table:table-row table:style-name="ro1">
          <table:table-cell office:value-type="string" calcext:value-type="string">
            <text:p>Juliana Sara Barros</text:p>
          </table:table-cell>
          <table:table-cell table:formula="of:=MID([.A49];1;SEARCHB(&quot; &quot;;[.A49];1))" office:value-type="string" office:string-value="Juliana " calcext:value-type="string">
            <text:p>Juliana </text:p>
          </table:table-cell>
          <table:table-cell table:formula="of:=SUBSTITUTE(SUBSTITUTE([.A49];[.B49];&quot;&quot;);[.D49];&quot;&quot;)" office:value-type="string" office:string-value="Sara " calcext:value-type="string">
            <text:p>Sara </text:p>
          </table:table-cell>
          <table:table-cell table:formula="of:=RIGHT([.A49];LEN([.A49])-FIND(&quot;*&quot;;SUBSTITUTE([.A49];&quot; &quot;;&quot;*&quot;;LEN([.A49])-LEN(SUBSTITUTE([.A49];&quot; &quot;;&quot;&quot;)))))" office:value-type="string" office:string-value="Barros" calcext:value-type="string">
            <text:p>Barros</text:p>
          </table:table-cell>
        </table:table-row>
        <table:table-row table:style-name="ro1">
          <table:table-cell office:value-type="string" calcext:value-type="string">
            <text:p>Tatiane Isabelle Pires</text:p>
          </table:table-cell>
          <table:table-cell table:formula="of:=MID([.A50];1;SEARCHB(&quot; &quot;;[.A50];1))" office:value-type="string" office:string-value="Tatiane " calcext:value-type="string">
            <text:p>Tatiane </text:p>
          </table:table-cell>
          <table:table-cell table:formula="of:=SUBSTITUTE(SUBSTITUTE([.A50];[.B50];&quot;&quot;);[.D50];&quot;&quot;)" office:value-type="string" office:string-value="Isabelle " calcext:value-type="string">
            <text:p>Isabelle </text:p>
          </table:table-cell>
          <table:table-cell table:formula="of:=RIGHT([.A50];LEN([.A50])-FIND(&quot;*&quot;;SUBSTITUTE([.A50];&quot; &quot;;&quot;*&quot;;LEN([.A50])-LEN(SUBSTITUTE([.A50];&quot; &quot;;&quot;&quot;)))))" office:value-type="string" office:string-value="Pires" calcext:value-type="string">
            <text:p>Pires</text:p>
          </table:table-cell>
        </table:table-row>
        <table:table-row table:style-name="ro1">
          <table:table-cell office:value-type="string" calcext:value-type="string">
            <text:p>Pietra Fernanda Pereira</text:p>
          </table:table-cell>
          <table:table-cell table:formula="of:=MID([.A51];1;SEARCHB(&quot; &quot;;[.A51];1))" office:value-type="string" office:string-value="Pietra " calcext:value-type="string">
            <text:p>Pietra </text:p>
          </table:table-cell>
          <table:table-cell table:formula="of:=SUBSTITUTE(SUBSTITUTE([.A51];[.B51];&quot;&quot;);[.D51];&quot;&quot;)" office:value-type="string" office:string-value="Fernanda " calcext:value-type="string">
            <text:p>Fernanda </text:p>
          </table:table-cell>
          <table:table-cell table:formula="of:=RIGHT([.A51];LEN([.A51])-FIND(&quot;*&quot;;SUBSTITUTE([.A51];&quot; &quot;;&quot;*&quot;;LEN([.A51])-LEN(SUBSTITUTE([.A51];&quot; &quot;;&quot;&quot;)))))" office:value-type="string" office:string-value="Pereira" calcext:value-type="string">
            <text:p>Pereira</text:p>
          </table:table-cell>
        </table:table-row>
        <table:table-row table:style-name="ro1">
          <table:table-cell office:value-type="string" calcext:value-type="string">
            <text:p>Carla Louise Silva</text:p>
          </table:table-cell>
          <table:table-cell table:formula="of:=MID([.A52];1;SEARCHB(&quot; &quot;;[.A52];1))" office:value-type="string" office:string-value="Carla " calcext:value-type="string">
            <text:p>Carla </text:p>
          </table:table-cell>
          <table:table-cell table:formula="of:=SUBSTITUTE(SUBSTITUTE([.A52];[.B52];&quot;&quot;);[.D52];&quot;&quot;)" office:value-type="string" office:string-value="Louise " calcext:value-type="string">
            <text:p>Louise </text:p>
          </table:table-cell>
          <table:table-cell table:formula="of:=RIGHT([.A52];LEN([.A52])-FIND(&quot;*&quot;;SUBSTITUTE([.A52];&quot; &quot;;&quot;*&quot;;LEN([.A52])-LEN(SUBSTITUTE([.A52];&quot; &quot;;&quot;&quot;)))))" office:value-type="string" office:string-value="Silva" calcext:value-type="string">
            <text:p>Silva</text:p>
          </table:table-cell>
        </table:table-row>
        <table:table-row table:style-name="ro1">
          <table:table-cell office:value-type="string" calcext:value-type="string">
            <text:p>Fabiana Jéssica Moura</text:p>
          </table:table-cell>
          <table:table-cell table:formula="of:=MID([.A53];1;SEARCHB(&quot; &quot;;[.A53];1))" office:value-type="string" office:string-value="Fabiana " calcext:value-type="string">
            <text:p>Fabiana </text:p>
          </table:table-cell>
          <table:table-cell table:formula="of:=SUBSTITUTE(SUBSTITUTE([.A53];[.B53];&quot;&quot;);[.D53];&quot;&quot;)" office:value-type="string" office:string-value="Jéssica " calcext:value-type="string">
            <text:p>Jéssica </text:p>
          </table:table-cell>
          <table:table-cell table:formula="of:=RIGHT([.A53];LEN([.A53])-FIND(&quot;*&quot;;SUBSTITUTE([.A53];&quot; &quot;;&quot;*&quot;;LEN([.A53])-LEN(SUBSTITUTE([.A53];&quot; &quot;;&quot;&quot;)))))" office:value-type="string" office:string-value="Moura" calcext:value-type="string">
            <text:p>Moura</text:p>
          </table:table-cell>
        </table:table-row>
        <table:table-row table:style-name="ro1">
          <table:table-cell office:value-type="string" calcext:value-type="string">
            <text:p>Clara Carolina Almeida</text:p>
          </table:table-cell>
          <table:table-cell table:formula="of:=MID([.A54];1;SEARCHB(&quot; &quot;;[.A54];1))" office:value-type="string" office:string-value="Clara " calcext:value-type="string">
            <text:p>Clara </text:p>
          </table:table-cell>
          <table:table-cell table:formula="of:=SUBSTITUTE(SUBSTITUTE([.A54];[.B54];&quot;&quot;);[.D54];&quot;&quot;)" office:value-type="string" office:string-value="Carolina " calcext:value-type="string">
            <text:p>Carolina </text:p>
          </table:table-cell>
          <table:table-cell table:formula="of:=RIGHT([.A54];LEN([.A54])-FIND(&quot;*&quot;;SUBSTITUTE([.A54];&quot; &quot;;&quot;*&quot;;LEN([.A54])-LEN(SUBSTITUTE([.A54];&quot; &quot;;&quot;&quot;)))))" office:value-type="string" office:string-value="Almeida" calcext:value-type="string">
            <text:p>Almeida</text:p>
          </table:table-cell>
        </table:table-row>
        <table:table-row table:style-name="ro1">
          <table:table-cell office:value-type="string" calcext:value-type="string">
            <text:p>Cláudio Osvaldo Barbosa</text:p>
          </table:table-cell>
          <table:table-cell table:formula="of:=MID([.A55];1;SEARCHB(&quot; &quot;;[.A55];1))" office:value-type="string" office:string-value="Cláudio " calcext:value-type="string">
            <text:p>Cláudio </text:p>
          </table:table-cell>
          <table:table-cell table:formula="of:=SUBSTITUTE(SUBSTITUTE([.A55];[.B55];&quot;&quot;);[.D55];&quot;&quot;)" office:value-type="string" office:string-value="Osvaldo " calcext:value-type="string">
            <text:p>Osvaldo </text:p>
          </table:table-cell>
          <table:table-cell table:formula="of:=RIGHT([.A55];LEN([.A55])-FIND(&quot;*&quot;;SUBSTITUTE([.A55];&quot; &quot;;&quot;*&quot;;LEN([.A55])-LEN(SUBSTITUTE([.A55];&quot; &quot;;&quot;&quot;)))))" office:value-type="string" office:string-value="Barbosa" calcext:value-type="string">
            <text:p>Barbosa</text:p>
          </table:table-cell>
        </table:table-row>
        <table:table-row table:style-name="ro1">
          <table:table-cell office:value-type="string" calcext:value-type="string">
            <text:p>Olivia Melissa Isis</text:p>
          </table:table-cell>
          <table:table-cell table:formula="of:=MID([.A56];1;SEARCHB(&quot; &quot;;[.A56];1))" office:value-type="string" office:string-value="Olivia " calcext:value-type="string">
            <text:p>Olivia </text:p>
          </table:table-cell>
          <table:table-cell table:formula="of:=SUBSTITUTE(SUBSTITUTE([.A56];[.B56];&quot;&quot;);[.D56];&quot;&quot;)" office:value-type="string" office:string-value="Melissa " calcext:value-type="string">
            <text:p>Melissa </text:p>
          </table:table-cell>
          <table:table-cell table:formula="of:=RIGHT([.A56];LEN([.A56])-FIND(&quot;*&quot;;SUBSTITUTE([.A56];&quot; &quot;;&quot;*&quot;;LEN([.A56])-LEN(SUBSTITUTE([.A56];&quot; &quot;;&quot;&quot;)))))" office:value-type="string" office:string-value="Isis" calcext:value-type="string">
            <text:p>Isis</text:p>
          </table:table-cell>
        </table:table-row>
        <table:table-row table:style-name="ro1">
          <table:table-cell office:value-type="string" calcext:value-type="string">
            <text:p>Kaique Marcos Lima</text:p>
          </table:table-cell>
          <table:table-cell table:formula="of:=MID([.A57];1;SEARCHB(&quot; &quot;;[.A57];1))" office:value-type="string" office:string-value="Kaique " calcext:value-type="string">
            <text:p>Kaique </text:p>
          </table:table-cell>
          <table:table-cell table:formula="of:=SUBSTITUTE(SUBSTITUTE([.A57];[.B57];&quot;&quot;);[.D57];&quot;&quot;)" office:value-type="string" office:string-value="Marcos " calcext:value-type="string">
            <text:p>Marcos </text:p>
          </table:table-cell>
          <table:table-cell table:formula="of:=RIGHT([.A57];LEN([.A57])-FIND(&quot;*&quot;;SUBSTITUTE([.A57];&quot; &quot;;&quot;*&quot;;LEN([.A57])-LEN(SUBSTITUTE([.A57];&quot; &quot;;&quot;&quot;)))))" office:value-type="string" office:string-value="Lima" calcext:value-type="string">
            <text:p>Lima</text:p>
          </table:table-cell>
        </table:table-row>
        <table:table-row table:style-name="ro1">
          <table:table-cell office:value-type="string" calcext:value-type="string">
            <text:p>Carlos Manoel Barros</text:p>
          </table:table-cell>
          <table:table-cell table:formula="of:=MID([.A58];1;SEARCHB(&quot; &quot;;[.A58];1))" office:value-type="string" office:string-value="Carlos " calcext:value-type="string">
            <text:p>Carlos </text:p>
          </table:table-cell>
          <table:table-cell table:formula="of:=SUBSTITUTE(SUBSTITUTE([.A58];[.B58];&quot;&quot;);[.D58];&quot;&quot;)" office:value-type="string" office:string-value="Manoel " calcext:value-type="string">
            <text:p>Manoel </text:p>
          </table:table-cell>
          <table:table-cell table:formula="of:=RIGHT([.A58];LEN([.A58])-FIND(&quot;*&quot;;SUBSTITUTE([.A58];&quot; &quot;;&quot;*&quot;;LEN([.A58])-LEN(SUBSTITUTE([.A58];&quot; &quot;;&quot;&quot;)))))" office:value-type="string" office:string-value="Barros" calcext:value-type="string">
            <text:p>Barros</text:p>
          </table:table-cell>
        </table:table-row>
        <table:table-row table:style-name="ro1">
          <table:table-cell office:value-type="string" calcext:value-type="string">
            <text:p>Lorenzo Vicente Bernardes</text:p>
          </table:table-cell>
          <table:table-cell table:formula="of:=MID([.A59];1;SEARCHB(&quot; &quot;;[.A59];1))" office:value-type="string" office:string-value="Lorenzo " calcext:value-type="string">
            <text:p>Lorenzo </text:p>
          </table:table-cell>
          <table:table-cell table:formula="of:=SUBSTITUTE(SUBSTITUTE([.A59];[.B59];&quot;&quot;);[.D59];&quot;&quot;)" office:value-type="string" office:string-value="Vicente " calcext:value-type="string">
            <text:p>Vicente </text:p>
          </table:table-cell>
          <table:table-cell table:formula="of:=RIGHT([.A59];LEN([.A59])-FIND(&quot;*&quot;;SUBSTITUTE([.A59];&quot; &quot;;&quot;*&quot;;LEN([.A59])-LEN(SUBSTITUTE([.A59];&quot; &quot;;&quot;&quot;)))))" office:value-type="string" office:string-value="Bernardes" calcext:value-type="string">
            <text:p>Bernardes</text:p>
          </table:table-cell>
        </table:table-row>
        <table:table-row table:style-name="ro1">
          <table:table-cell office:value-type="string" calcext:value-type="string">
            <text:p>Diego Luiz Almada</text:p>
          </table:table-cell>
          <table:table-cell table:formula="of:=MID([.A60];1;SEARCHB(&quot; &quot;;[.A60];1))" office:value-type="string" office:string-value="Diego " calcext:value-type="string">
            <text:p>Diego </text:p>
          </table:table-cell>
          <table:table-cell table:formula="of:=SUBSTITUTE(SUBSTITUTE([.A60];[.B60];&quot;&quot;);[.D60];&quot;&quot;)" office:value-type="string" office:string-value="Luiz " calcext:value-type="string">
            <text:p>Luiz </text:p>
          </table:table-cell>
          <table:table-cell table:formula="of:=RIGHT([.A60];LEN([.A60])-FIND(&quot;*&quot;;SUBSTITUTE([.A60];&quot; &quot;;&quot;*&quot;;LEN([.A60])-LEN(SUBSTITUTE([.A60];&quot; &quot;;&quot;&quot;)))))" office:value-type="string" office:string-value="Almada" calcext:value-type="string">
            <text:p>Almada</text:p>
          </table:table-cell>
        </table:table-row>
        <table:table-row table:style-name="ro1">
          <table:table-cell office:value-type="string" calcext:value-type="string">
            <text:p>Mariane Alana Carvalho</text:p>
          </table:table-cell>
          <table:table-cell table:formula="of:=MID([.A61];1;SEARCHB(&quot; &quot;;[.A61];1))" office:value-type="string" office:string-value="Mariane " calcext:value-type="string">
            <text:p>Mariane </text:p>
          </table:table-cell>
          <table:table-cell table:formula="of:=SUBSTITUTE(SUBSTITUTE([.A61];[.B61];&quot;&quot;);[.D61];&quot;&quot;)" office:value-type="string" office:string-value="Alana " calcext:value-type="string">
            <text:p>Alana </text:p>
          </table:table-cell>
          <table:table-cell table:formula="of:=RIGHT([.A61];LEN([.A61])-FIND(&quot;*&quot;;SUBSTITUTE([.A61];&quot; &quot;;&quot;*&quot;;LEN([.A61])-LEN(SUBSTITUTE([.A61];&quot; &quot;;&quot;&quot;)))))" office:value-type="string" office:string-value="Carvalho" calcext:value-type="string">
            <text:p>Carvalho</text:p>
          </table:table-cell>
        </table:table-row>
        <table:table-row table:style-name="ro1">
          <table:table-cell office:value-type="string" calcext:value-type="string">
            <text:p>Samuel Raimundo Duarte</text:p>
          </table:table-cell>
          <table:table-cell table:formula="of:=MID([.A62];1;SEARCHB(&quot; &quot;;[.A62];1))" office:value-type="string" office:string-value="Samuel " calcext:value-type="string">
            <text:p>Samuel </text:p>
          </table:table-cell>
          <table:table-cell table:formula="of:=SUBSTITUTE(SUBSTITUTE([.A62];[.B62];&quot;&quot;);[.D62];&quot;&quot;)" office:value-type="string" office:string-value="Raimundo " calcext:value-type="string">
            <text:p>Raimundo </text:p>
          </table:table-cell>
          <table:table-cell table:formula="of:=RIGHT([.A62];LEN([.A62])-FIND(&quot;*&quot;;SUBSTITUTE([.A62];&quot; &quot;;&quot;*&quot;;LEN([.A62])-LEN(SUBSTITUTE([.A62];&quot; &quot;;&quot;&quot;)))))" office:value-type="string" office:string-value="Duarte" calcext:value-type="string">
            <text:p>Duarte</text:p>
          </table:table-cell>
        </table:table-row>
        <table:table-row table:style-name="ro1">
          <table:table-cell office:value-type="string" calcext:value-type="string">
            <text:p>Luís Lorenzo Vinicius</text:p>
          </table:table-cell>
          <table:table-cell table:formula="of:=MID([.A63];1;SEARCHB(&quot; &quot;;[.A63];1))" office:value-type="string" office:string-value="Luís " calcext:value-type="string">
            <text:p>Luís </text:p>
          </table:table-cell>
          <table:table-cell table:formula="of:=SUBSTITUTE(SUBSTITUTE([.A63];[.B63];&quot;&quot;);[.D63];&quot;&quot;)" office:value-type="string" office:string-value="Lorenzo " calcext:value-type="string">
            <text:p>Lorenzo </text:p>
          </table:table-cell>
          <table:table-cell table:formula="of:=RIGHT([.A63];LEN([.A63])-FIND(&quot;*&quot;;SUBSTITUTE([.A63];&quot; &quot;;&quot;*&quot;;LEN([.A63])-LEN(SUBSTITUTE([.A63];&quot; &quot;;&quot;&quot;)))))" office:value-type="string" office:string-value="Vinicius" calcext:value-type="string">
            <text:p>Vinicius</text:p>
          </table:table-cell>
        </table:table-row>
        <table:table-row table:style-name="ro1">
          <table:table-cell office:value-type="string" calcext:value-type="string">
            <text:p>Joana Simone Santos</text:p>
          </table:table-cell>
          <table:table-cell table:formula="of:=MID([.A64];1;SEARCHB(&quot; &quot;;[.A64];1))" office:value-type="string" office:string-value="Joana " calcext:value-type="string">
            <text:p>Joana </text:p>
          </table:table-cell>
          <table:table-cell table:formula="of:=SUBSTITUTE(SUBSTITUTE([.A64];[.B64];&quot;&quot;);[.D64];&quot;&quot;)" office:value-type="string" office:string-value="Simone " calcext:value-type="string">
            <text:p>Simone </text:p>
          </table:table-cell>
          <table:table-cell table:formula="of:=RIGHT([.A64];LEN([.A64])-FIND(&quot;*&quot;;SUBSTITUTE([.A64];&quot; &quot;;&quot;*&quot;;LEN([.A64])-LEN(SUBSTITUTE([.A64];&quot; &quot;;&quot;&quot;)))))" office:value-type="string" office:string-value="Santos" calcext:value-type="string">
            <text:p>Santos</text:p>
          </table:table-cell>
        </table:table-row>
        <table:table-row table:style-name="ro1">
          <table:table-cell office:value-type="string" calcext:value-type="string">
            <text:p>Marcos Vinicius Gonçalves</text:p>
          </table:table-cell>
          <table:table-cell table:formula="of:=MID([.A65];1;SEARCHB(&quot; &quot;;[.A65];1))" office:value-type="string" office:string-value="Marcos " calcext:value-type="string">
            <text:p>Marcos </text:p>
          </table:table-cell>
          <table:table-cell table:formula="of:=SUBSTITUTE(SUBSTITUTE([.A65];[.B65];&quot;&quot;);[.D65];&quot;&quot;)" office:value-type="string" office:string-value="Vinicius " calcext:value-type="string">
            <text:p>Vinicius </text:p>
          </table:table-cell>
          <table:table-cell table:formula="of:=RIGHT([.A65];LEN([.A65])-FIND(&quot;*&quot;;SUBSTITUTE([.A65];&quot; &quot;;&quot;*&quot;;LEN([.A65])-LEN(SUBSTITUTE([.A65];&quot; &quot;;&quot;&quot;)))))" office:value-type="string" office:string-value="Gonçalves" calcext:value-type="string">
            <text:p>Gonçalves</text:p>
          </table:table-cell>
        </table:table-row>
        <table:table-row table:style-name="ro1">
          <table:table-cell office:value-type="string" calcext:value-type="string">
            <text:p>Bianca Benedita Manuela</text:p>
          </table:table-cell>
          <table:table-cell table:formula="of:=MID([.A66];1;SEARCHB(&quot; &quot;;[.A66];1))" office:value-type="string" office:string-value="Bianca " calcext:value-type="string">
            <text:p>Bianca </text:p>
          </table:table-cell>
          <table:table-cell table:formula="of:=SUBSTITUTE(SUBSTITUTE([.A66];[.B66];&quot;&quot;);[.D66];&quot;&quot;)" office:value-type="string" office:string-value="Benedita " calcext:value-type="string">
            <text:p>Benedita </text:p>
          </table:table-cell>
          <table:table-cell table:formula="of:=RIGHT([.A66];LEN([.A66])-FIND(&quot;*&quot;;SUBSTITUTE([.A66];&quot; &quot;;&quot;*&quot;;LEN([.A66])-LEN(SUBSTITUTE([.A66];&quot; &quot;;&quot;&quot;)))))" office:value-type="string" office:string-value="Manuela" calcext:value-type="string">
            <text:p>Manuela</text:p>
          </table:table-cell>
        </table:table-row>
        <table:table-row table:style-name="ro1">
          <table:table-cell office:value-type="string" calcext:value-type="string">
            <text:p>Bernardo Felipe Bernardes</text:p>
          </table:table-cell>
          <table:table-cell table:formula="of:=MID([.A67];1;SEARCHB(&quot; &quot;;[.A67];1))" office:value-type="string" office:string-value="Bernardo " calcext:value-type="string">
            <text:p>Bernardo </text:p>
          </table:table-cell>
          <table:table-cell table:formula="of:=SUBSTITUTE(SUBSTITUTE([.A67];[.B67];&quot;&quot;);[.D67];&quot;&quot;)" office:value-type="string" office:string-value="Felipe " calcext:value-type="string">
            <text:p>Felipe </text:p>
          </table:table-cell>
          <table:table-cell table:formula="of:=RIGHT([.A67];LEN([.A67])-FIND(&quot;*&quot;;SUBSTITUTE([.A67];&quot; &quot;;&quot;*&quot;;LEN([.A67])-LEN(SUBSTITUTE([.A67];&quot; &quot;;&quot;&quot;)))))" office:value-type="string" office:string-value="Bernardes" calcext:value-type="string">
            <text:p>Bernardes</text:p>
          </table:table-cell>
        </table:table-row>
        <table:table-row table:style-name="ro1">
          <table:table-cell office:value-type="string" calcext:value-type="string">
            <text:p>Cláudia Larissa Nunes</text:p>
          </table:table-cell>
          <table:table-cell table:formula="of:=MID([.A68];1;SEARCHB(&quot; &quot;;[.A68];1))" office:value-type="string" office:string-value="Cláudia " calcext:value-type="string">
            <text:p>Cláudia </text:p>
          </table:table-cell>
          <table:table-cell table:formula="of:=SUBSTITUTE(SUBSTITUTE([.A68];[.B68];&quot;&quot;);[.D68];&quot;&quot;)" office:value-type="string" office:string-value="Larissa " calcext:value-type="string">
            <text:p>Larissa </text:p>
          </table:table-cell>
          <table:table-cell table:formula="of:=RIGHT([.A68];LEN([.A68])-FIND(&quot;*&quot;;SUBSTITUTE([.A68];&quot; &quot;;&quot;*&quot;;LEN([.A68])-LEN(SUBSTITUTE([.A68];&quot; &quot;;&quot;&quot;)))))" office:value-type="string" office:string-value="Nunes" calcext:value-type="string">
            <text:p>Nunes</text:p>
          </table:table-cell>
        </table:table-row>
        <table:table-row table:style-name="ro1">
          <table:table-cell office:value-type="string" calcext:value-type="string">
            <text:p>Esther Julia Daiane</text:p>
          </table:table-cell>
          <table:table-cell table:formula="of:=MID([.A69];1;SEARCHB(&quot; &quot;;[.A69];1))" office:value-type="string" office:string-value="Esther " calcext:value-type="string">
            <text:p>Esther </text:p>
          </table:table-cell>
          <table:table-cell table:formula="of:=SUBSTITUTE(SUBSTITUTE([.A69];[.B69];&quot;&quot;);[.D69];&quot;&quot;)" office:value-type="string" office:string-value="Julia " calcext:value-type="string">
            <text:p>Julia </text:p>
          </table:table-cell>
          <table:table-cell table:formula="of:=RIGHT([.A69];LEN([.A69])-FIND(&quot;*&quot;;SUBSTITUTE([.A69];&quot; &quot;;&quot;*&quot;;LEN([.A69])-LEN(SUBSTITUTE([.A69];&quot; &quot;;&quot;&quot;)))))" office:value-type="string" office:string-value="Daiane" calcext:value-type="string">
            <text:p>Daiane</text:p>
          </table:table-cell>
        </table:table-row>
        <table:table-row table:style-name="ro1">
          <table:table-cell office:value-type="string" calcext:value-type="string">
            <text:p>Isadora Josefa Pereira</text:p>
          </table:table-cell>
          <table:table-cell table:formula="of:=MID([.A70];1;SEARCHB(&quot; &quot;;[.A70];1))" office:value-type="string" office:string-value="Isadora " calcext:value-type="string">
            <text:p>Isadora </text:p>
          </table:table-cell>
          <table:table-cell table:formula="of:=SUBSTITUTE(SUBSTITUTE([.A70];[.B70];&quot;&quot;);[.D70];&quot;&quot;)" office:value-type="string" office:string-value="Josefa " calcext:value-type="string">
            <text:p>Josefa </text:p>
          </table:table-cell>
          <table:table-cell table:formula="of:=RIGHT([.A70];LEN([.A70])-FIND(&quot;*&quot;;SUBSTITUTE([.A70];&quot; &quot;;&quot;*&quot;;LEN([.A70])-LEN(SUBSTITUTE([.A70];&quot; &quot;;&quot;&quot;)))))" office:value-type="string" office:string-value="Pereira" calcext:value-type="string">
            <text:p>Pereira</text:p>
          </table:table-cell>
        </table:table-row>
        <table:table-row table:style-name="ro1">
          <table:table-cell office:value-type="string" calcext:value-type="string">
            <text:p>Rafael Sebastião Almeida</text:p>
          </table:table-cell>
          <table:table-cell table:formula="of:=MID([.A71];1;SEARCHB(&quot; &quot;;[.A71];1))" office:value-type="string" office:string-value="Rafael " calcext:value-type="string">
            <text:p>Rafael </text:p>
          </table:table-cell>
          <table:table-cell table:formula="of:=SUBSTITUTE(SUBSTITUTE([.A71];[.B71];&quot;&quot;);[.D71];&quot;&quot;)" office:value-type="string" office:string-value="Sebastião " calcext:value-type="string">
            <text:p>Sebastião </text:p>
          </table:table-cell>
          <table:table-cell table:formula="of:=RIGHT([.A71];LEN([.A71])-FIND(&quot;*&quot;;SUBSTITUTE([.A71];&quot; &quot;;&quot;*&quot;;LEN([.A71])-LEN(SUBSTITUTE([.A71];&quot; &quot;;&quot;&quot;)))))" office:value-type="string" office:string-value="Almeida" calcext:value-type="string">
            <text:p>Almeida</text:p>
          </table:table-cell>
        </table:table-row>
        <table:table-row table:style-name="ro1">
          <table:table-cell office:value-type="string" calcext:value-type="string">
            <text:p>Adriana Vera da Paz</text:p>
          </table:table-cell>
          <table:table-cell table:formula="of:=MID([.A72];1;SEARCHB(&quot; &quot;;[.A72];1))" office:value-type="string" office:string-value="Adriana " calcext:value-type="string">
            <text:p>Adriana </text:p>
          </table:table-cell>
          <table:table-cell table:formula="of:=SUBSTITUTE(SUBSTITUTE([.A72];[.B72];&quot;&quot;);[.D72];&quot;&quot;)" office:value-type="string" office:string-value="Vera da " calcext:value-type="string">
            <text:p>Vera da </text:p>
          </table:table-cell>
          <table:table-cell table:formula="of:=RIGHT([.A72];LEN([.A72])-FIND(&quot;*&quot;;SUBSTITUTE([.A72];&quot; &quot;;&quot;*&quot;;LEN([.A72])-LEN(SUBSTITUTE([.A72];&quot; &quot;;&quot;&quot;)))))" office:value-type="string" office:string-value="Paz" calcext:value-type="string">
            <text:p>Paz</text:p>
          </table:table-cell>
        </table:table-row>
        <table:table-row table:style-name="ro1">
          <table:table-cell office:value-type="string" calcext:value-type="string">
            <text:p>Joaquim Renan Gomes</text:p>
          </table:table-cell>
          <table:table-cell table:formula="of:=MID([.A73];1;SEARCHB(&quot; &quot;;[.A73];1))" office:value-type="string" office:string-value="Joaquim " calcext:value-type="string">
            <text:p>Joaquim </text:p>
          </table:table-cell>
          <table:table-cell table:formula="of:=SUBSTITUTE(SUBSTITUTE([.A73];[.B73];&quot;&quot;);[.D73];&quot;&quot;)" office:value-type="string" office:string-value="Renan " calcext:value-type="string">
            <text:p>Renan </text:p>
          </table:table-cell>
          <table:table-cell table:formula="of:=RIGHT([.A73];LEN([.A73])-FIND(&quot;*&quot;;SUBSTITUTE([.A73];&quot; &quot;;&quot;*&quot;;LEN([.A73])-LEN(SUBSTITUTE([.A73];&quot; &quot;;&quot;&quot;)))))" office:value-type="string" office:string-value="Gomes" calcext:value-type="string">
            <text:p>Gomes</text:p>
          </table:table-cell>
        </table:table-row>
        <table:table-row table:style-name="ro1">
          <table:table-cell office:value-type="string" calcext:value-type="string">
            <text:p>Aparecida Hadassa Pereira</text:p>
          </table:table-cell>
          <table:table-cell table:formula="of:=MID([.A74];1;SEARCHB(&quot; &quot;;[.A74];1))" office:value-type="string" office:string-value="Aparecida " calcext:value-type="string">
            <text:p>Aparecida </text:p>
          </table:table-cell>
          <table:table-cell table:formula="of:=SUBSTITUTE(SUBSTITUTE([.A74];[.B74];&quot;&quot;);[.D74];&quot;&quot;)" office:value-type="string" office:string-value="Hadassa " calcext:value-type="string">
            <text:p>Hadassa </text:p>
          </table:table-cell>
          <table:table-cell table:formula="of:=RIGHT([.A74];LEN([.A74])-FIND(&quot;*&quot;;SUBSTITUTE([.A74];&quot; &quot;;&quot;*&quot;;LEN([.A74])-LEN(SUBSTITUTE([.A74];&quot; &quot;;&quot;&quot;)))))" office:value-type="string" office:string-value="Pereira" calcext:value-type="string">
            <text:p>Pereira</text:p>
          </table:table-cell>
        </table:table-row>
        <table:table-row table:style-name="ro1">
          <table:table-cell office:value-type="string" calcext:value-type="string">
            <text:p>Mariane Fátima Caldeira</text:p>
          </table:table-cell>
          <table:table-cell table:formula="of:=MID([.A75];1;SEARCHB(&quot; &quot;;[.A75];1))" office:value-type="string" office:string-value="Mariane " calcext:value-type="string">
            <text:p>Mariane </text:p>
          </table:table-cell>
          <table:table-cell table:formula="of:=SUBSTITUTE(SUBSTITUTE([.A75];[.B75];&quot;&quot;);[.D75];&quot;&quot;)" office:value-type="string" office:string-value="Fátima " calcext:value-type="string">
            <text:p>Fátima </text:p>
          </table:table-cell>
          <table:table-cell table:formula="of:=RIGHT([.A75];LEN([.A75])-FIND(&quot;*&quot;;SUBSTITUTE([.A75];&quot; &quot;;&quot;*&quot;;LEN([.A75])-LEN(SUBSTITUTE([.A75];&quot; &quot;;&quot;&quot;)))))" office:value-type="string" office:string-value="Caldeira" calcext:value-type="string">
            <text:p>Caldeira</text:p>
          </table:table-cell>
        </table:table-row>
        <table:table-row table:style-name="ro1">
          <table:table-cell office:value-type="string" calcext:value-type="string">
            <text:p>Milena Rosângela Almada</text:p>
          </table:table-cell>
          <table:table-cell table:formula="of:=MID([.A76];1;SEARCHB(&quot; &quot;;[.A76];1))" office:value-type="string" office:string-value="Milena " calcext:value-type="string">
            <text:p>Milena </text:p>
          </table:table-cell>
          <table:table-cell table:formula="of:=SUBSTITUTE(SUBSTITUTE([.A76];[.B76];&quot;&quot;);[.D76];&quot;&quot;)" office:value-type="string" office:string-value="Rosângela " calcext:value-type="string">
            <text:p>Rosângela </text:p>
          </table:table-cell>
          <table:table-cell table:formula="of:=RIGHT([.A76];LEN([.A76])-FIND(&quot;*&quot;;SUBSTITUTE([.A76];&quot; &quot;;&quot;*&quot;;LEN([.A76])-LEN(SUBSTITUTE([.A76];&quot; &quot;;&quot;&quot;)))))" office:value-type="string" office:string-value="Almada" calcext:value-type="string">
            <text:p>Almada</text:p>
          </table:table-cell>
        </table:table-row>
        <table:table-row table:style-name="ro1">
          <table:table-cell office:value-type="string" calcext:value-type="string">
            <text:p>Isadora Marli Monteiro</text:p>
          </table:table-cell>
          <table:table-cell table:formula="of:=MID([.A77];1;SEARCHB(&quot; &quot;;[.A77];1))" office:value-type="string" office:string-value="Isadora " calcext:value-type="string">
            <text:p>Isadora </text:p>
          </table:table-cell>
          <table:table-cell table:formula="of:=SUBSTITUTE(SUBSTITUTE([.A77];[.B77];&quot;&quot;);[.D77];&quot;&quot;)" office:value-type="string" office:string-value="Marli " calcext:value-type="string">
            <text:p>Marli </text:p>
          </table:table-cell>
          <table:table-cell table:formula="of:=RIGHT([.A77];LEN([.A77])-FIND(&quot;*&quot;;SUBSTITUTE([.A77];&quot; &quot;;&quot;*&quot;;LEN([.A77])-LEN(SUBSTITUTE([.A77];&quot; &quot;;&quot;&quot;)))))" office:value-type="string" office:string-value="Monteiro" calcext:value-type="string">
            <text:p>Monteiro</text:p>
          </table:table-cell>
        </table:table-row>
        <table:table-row table:style-name="ro1">
          <table:table-cell office:value-type="string" calcext:value-type="string">
            <text:p>Luiza Evelyn Fernandes</text:p>
          </table:table-cell>
          <table:table-cell table:formula="of:=MID([.A78];1;SEARCHB(&quot; &quot;;[.A78];1))" office:value-type="string" office:string-value="Luiza " calcext:value-type="string">
            <text:p>Luiza </text:p>
          </table:table-cell>
          <table:table-cell table:formula="of:=SUBSTITUTE(SUBSTITUTE([.A78];[.B78];&quot;&quot;);[.D78];&quot;&quot;)" office:value-type="string" office:string-value="Evelyn " calcext:value-type="string">
            <text:p>Evelyn </text:p>
          </table:table-cell>
          <table:table-cell table:formula="of:=RIGHT([.A78];LEN([.A78])-FIND(&quot;*&quot;;SUBSTITUTE([.A78];&quot; &quot;;&quot;*&quot;;LEN([.A78])-LEN(SUBSTITUTE([.A78];&quot; &quot;;&quot;&quot;)))))" office:value-type="string" office:string-value="Fernandes" calcext:value-type="string">
            <text:p>Fernandes</text:p>
          </table:table-cell>
        </table:table-row>
        <table:table-row table:style-name="ro1">
          <table:table-cell office:value-type="string" calcext:value-type="string">
            <text:p>Sara Sandra da Rocha</text:p>
          </table:table-cell>
          <table:table-cell table:formula="of:=MID([.A79];1;SEARCHB(&quot; &quot;;[.A79];1))" office:value-type="string" office:string-value="Sara " calcext:value-type="string">
            <text:p>Sara </text:p>
          </table:table-cell>
          <table:table-cell table:formula="of:=SUBSTITUTE(SUBSTITUTE([.A79];[.B79];&quot;&quot;);[.D79];&quot;&quot;)" office:value-type="string" office:string-value="Sandra da " calcext:value-type="string">
            <text:p>Sandra da </text:p>
          </table:table-cell>
          <table:table-cell table:formula="of:=RIGHT([.A79];LEN([.A79])-FIND(&quot;*&quot;;SUBSTITUTE([.A79];&quot; &quot;;&quot;*&quot;;LEN([.A79])-LEN(SUBSTITUTE([.A79];&quot; &quot;;&quot;&quot;)))))" office:value-type="string" office:string-value="Rocha" calcext:value-type="string">
            <text:p>Rocha</text:p>
          </table:table-cell>
        </table:table-row>
        <table:table-row table:style-name="ro1">
          <table:table-cell office:value-type="string" calcext:value-type="string">
            <text:p>Elisa Jennifer Nogueira</text:p>
          </table:table-cell>
          <table:table-cell table:formula="of:=MID([.A80];1;SEARCHB(&quot; &quot;;[.A80];1))" office:value-type="string" office:string-value="Elisa " calcext:value-type="string">
            <text:p>Elisa </text:p>
          </table:table-cell>
          <table:table-cell table:formula="of:=SUBSTITUTE(SUBSTITUTE([.A80];[.B80];&quot;&quot;);[.D80];&quot;&quot;)" office:value-type="string" office:string-value="Jennifer " calcext:value-type="string">
            <text:p>Jennifer </text:p>
          </table:table-cell>
          <table:table-cell table:formula="of:=RIGHT([.A80];LEN([.A80])-FIND(&quot;*&quot;;SUBSTITUTE([.A80];&quot; &quot;;&quot;*&quot;;LEN([.A80])-LEN(SUBSTITUTE([.A80];&quot; &quot;;&quot;&quot;)))))" office:value-type="string" office:string-value="Nogueira" calcext:value-type="string">
            <text:p>Nogueira</text:p>
          </table:table-cell>
        </table:table-row>
        <table:table-row table:style-name="ro1">
          <table:table-cell office:value-type="string" calcext:value-type="string">
            <text:p>Nicolas Pietro Martins</text:p>
          </table:table-cell>
          <table:table-cell table:formula="of:=MID([.A81];1;SEARCHB(&quot; &quot;;[.A81];1))" office:value-type="string" office:string-value="Nicolas " calcext:value-type="string">
            <text:p>Nicolas </text:p>
          </table:table-cell>
          <table:table-cell table:formula="of:=SUBSTITUTE(SUBSTITUTE([.A81];[.B81];&quot;&quot;);[.D81];&quot;&quot;)" office:value-type="string" office:string-value="Pietro " calcext:value-type="string">
            <text:p>Pietro </text:p>
          </table:table-cell>
          <table:table-cell table:formula="of:=RIGHT([.A81];LEN([.A81])-FIND(&quot;*&quot;;SUBSTITUTE([.A81];&quot; &quot;;&quot;*&quot;;LEN([.A81])-LEN(SUBSTITUTE([.A81];&quot; &quot;;&quot;&quot;)))))" office:value-type="string" office:string-value="Martins" calcext:value-type="string">
            <text:p>Martins</text:p>
          </table:table-cell>
        </table:table-row>
        <table:table-row table:style-name="ro1">
          <table:table-cell office:value-type="string" calcext:value-type="string">
            <text:p>Augusto Juan Freitas</text:p>
          </table:table-cell>
          <table:table-cell table:formula="of:=MID([.A82];1;SEARCHB(&quot; &quot;;[.A82];1))" office:value-type="string" office:string-value="Augusto " calcext:value-type="string">
            <text:p>Augusto </text:p>
          </table:table-cell>
          <table:table-cell table:formula="of:=SUBSTITUTE(SUBSTITUTE([.A82];[.B82];&quot;&quot;);[.D82];&quot;&quot;)" office:value-type="string" office:string-value="Juan " calcext:value-type="string">
            <text:p>Juan </text:p>
          </table:table-cell>
          <table:table-cell table:formula="of:=RIGHT([.A82];LEN([.A82])-FIND(&quot;*&quot;;SUBSTITUTE([.A82];&quot; &quot;;&quot;*&quot;;LEN([.A82])-LEN(SUBSTITUTE([.A82];&quot; &quot;;&quot;&quot;)))))" office:value-type="string" office:string-value="Freitas" calcext:value-type="string">
            <text:p>Freitas</text:p>
          </table:table-cell>
        </table:table-row>
        <table:table-row table:style-name="ro1">
          <table:table-cell office:value-type="string" calcext:value-type="string">
            <text:p>Agatha Jennifer dos Santos</text:p>
          </table:table-cell>
          <table:table-cell table:formula="of:=MID([.A83];1;SEARCHB(&quot; &quot;;[.A83];1))" office:value-type="string" office:string-value="Agatha " calcext:value-type="string">
            <text:p>Agatha </text:p>
          </table:table-cell>
          <table:table-cell table:formula="of:=SUBSTITUTE(SUBSTITUTE([.A83];[.B83];&quot;&quot;);[.D83];&quot;&quot;)" office:value-type="string" office:string-value="Jennifer dos " calcext:value-type="string">
            <text:p>Jennifer dos </text:p>
          </table:table-cell>
          <table:table-cell table:formula="of:=RIGHT([.A83];LEN([.A83])-FIND(&quot;*&quot;;SUBSTITUTE([.A83];&quot; &quot;;&quot;*&quot;;LEN([.A83])-LEN(SUBSTITUTE([.A83];&quot; &quot;;&quot;&quot;)))))" office:value-type="string" office:string-value="Santos" calcext:value-type="string">
            <text:p>Santos</text:p>
          </table:table-cell>
        </table:table-row>
        <table:table-row table:style-name="ro1">
          <table:table-cell office:value-type="string" calcext:value-type="string">
            <text:p>Sérgio Henrique de Paula</text:p>
          </table:table-cell>
          <table:table-cell table:formula="of:=MID([.A84];1;SEARCHB(&quot; &quot;;[.A84];1))" office:value-type="string" office:string-value="Sérgio " calcext:value-type="string">
            <text:p>Sérgio </text:p>
          </table:table-cell>
          <table:table-cell table:formula="of:=SUBSTITUTE(SUBSTITUTE([.A84];[.B84];&quot;&quot;);[.D84];&quot;&quot;)" office:value-type="string" office:string-value="Henrique de " calcext:value-type="string">
            <text:p>Henrique de </text:p>
          </table:table-cell>
          <table:table-cell table:formula="of:=RIGHT([.A84];LEN([.A84])-FIND(&quot;*&quot;;SUBSTITUTE([.A84];&quot; &quot;;&quot;*&quot;;LEN([.A84])-LEN(SUBSTITUTE([.A84];&quot; &quot;;&quot;&quot;)))))" office:value-type="string" office:string-value="Paula" calcext:value-type="string">
            <text:p>Paula</text:p>
          </table:table-cell>
        </table:table-row>
        <table:table-row table:style-name="ro1">
          <table:table-cell office:value-type="string" calcext:value-type="string">
            <text:p>Lucca Ricardo Sales</text:p>
          </table:table-cell>
          <table:table-cell table:formula="of:=MID([.A85];1;SEARCHB(&quot; &quot;;[.A85];1))" office:value-type="string" office:string-value="Lucca " calcext:value-type="string">
            <text:p>Lucca </text:p>
          </table:table-cell>
          <table:table-cell table:formula="of:=SUBSTITUTE(SUBSTITUTE([.A85];[.B85];&quot;&quot;);[.D85];&quot;&quot;)" office:value-type="string" office:string-value="Ricardo " calcext:value-type="string">
            <text:p>Ricardo </text:p>
          </table:table-cell>
          <table:table-cell table:formula="of:=RIGHT([.A85];LEN([.A85])-FIND(&quot;*&quot;;SUBSTITUTE([.A85];&quot; &quot;;&quot;*&quot;;LEN([.A85])-LEN(SUBSTITUTE([.A85];&quot; &quot;;&quot;&quot;)))))"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calcext:value-type="string">
            <text:p>Daniela Helena Rezende</text:p>
          </table:table-cell>
          <table:table-cell table:formula="of:=MID([.A86];1;SEARCHB(&quot; &quot;;[.A86];1))" office:value-type="string" office:string-value="Daniela " calcext:value-type="string">
            <text:p>Daniela </text:p>
          </table:table-cell>
          <table:table-cell table:formula="of:=SUBSTITUTE(SUBSTITUTE([.A86];[.B86];&quot;&quot;);[.D86];&quot;&quot;)" office:value-type="string" office:string-value="Helena " calcext:value-type="string">
            <text:p>Helena </text:p>
          </table:table-cell>
          <table:table-cell table:formula="of:=RIGHT([.A86];LEN([.A86])-FIND(&quot;*&quot;;SUBSTITUTE([.A86];&quot; &quot;;&quot;*&quot;;LEN([.A86])-LEN(SUBSTITUTE([.A86];&quot; &quot;;&quot;&quot;)))))" office:value-type="string" office:string-value="Rezende" calcext:value-type="string">
            <text:p>Rezende</text:p>
          </table:table-cell>
        </table:table-row>
        <table:table-row table:style-name="ro1">
          <table:table-cell office:value-type="string" calcext:value-type="string">
            <text:p>Renato Caleb Pereira</text:p>
          </table:table-cell>
          <table:table-cell table:formula="of:=MID([.A87];1;SEARCHB(&quot; &quot;;[.A87];1))" office:value-type="string" office:string-value="Renato " calcext:value-type="string">
            <text:p>Renato </text:p>
          </table:table-cell>
          <table:table-cell table:formula="of:=SUBSTITUTE(SUBSTITUTE([.A87];[.B87];&quot;&quot;);[.D87];&quot;&quot;)" office:value-type="string" office:string-value="Caleb " calcext:value-type="string">
            <text:p>Caleb </text:p>
          </table:table-cell>
          <table:table-cell table:formula="of:=RIGHT([.A87];LEN([.A87])-FIND(&quot;*&quot;;SUBSTITUTE([.A87];&quot; &quot;;&quot;*&quot;;LEN([.A87])-LEN(SUBSTITUTE([.A87];&quot; &quot;;&quot;&quot;)))))" office:value-type="string" office:string-value="Pereira" calcext:value-type="string">
            <text:p>Pereira</text:p>
          </table:table-cell>
        </table:table-row>
        <table:table-row table:style-name="ro1">
          <table:table-cell office:value-type="string" calcext:value-type="string">
            <text:p>Henry Caleb Farias</text:p>
          </table:table-cell>
          <table:table-cell table:formula="of:=MID([.A88];1;SEARCHB(&quot; &quot;;[.A88];1))" office:value-type="string" office:string-value="Henry " calcext:value-type="string">
            <text:p>Henry </text:p>
          </table:table-cell>
          <table:table-cell table:formula="of:=SUBSTITUTE(SUBSTITUTE([.A88];[.B88];&quot;&quot;);[.D88];&quot;&quot;)" office:value-type="string" office:string-value="Caleb " calcext:value-type="string">
            <text:p>Caleb </text:p>
          </table:table-cell>
          <table:table-cell table:formula="of:=RIGHT([.A88];LEN([.A88])-FIND(&quot;*&quot;;SUBSTITUTE([.A88];&quot; &quot;;&quot;*&quot;;LEN([.A88])-LEN(SUBSTITUTE([.A88];&quot; &quot;;&quot;&quot;)))))" office:value-type="string" office:string-value="Farias" calcext:value-type="string">
            <text:p>Farias</text:p>
          </table:table-cell>
        </table:table-row>
        <table:table-row table:style-name="ro1">
          <table:table-cell office:value-type="string" calcext:value-type="string">
            <text:p>Isabelly Emanuelly Drumond</text:p>
          </table:table-cell>
          <table:table-cell table:formula="of:=MID([.A89];1;SEARCHB(&quot; &quot;;[.A89];1))" office:value-type="string" office:string-value="Isabelly " calcext:value-type="string">
            <text:p>Isabelly </text:p>
          </table:table-cell>
          <table:table-cell table:formula="of:=SUBSTITUTE(SUBSTITUTE([.A89];[.B89];&quot;&quot;);[.D89];&quot;&quot;)" office:value-type="string" office:string-value="Emanuelly " calcext:value-type="string">
            <text:p>Emanuelly </text:p>
          </table:table-cell>
          <table:table-cell table:formula="of:=RIGHT([.A89];LEN([.A89])-FIND(&quot;*&quot;;SUBSTITUTE([.A89];&quot; &quot;;&quot;*&quot;;LEN([.A89])-LEN(SUBSTITUTE([.A89];&quot; &quot;;&quot;&quot;)))))" office:value-type="string" office:string-value="Drumond" calcext:value-type="string">
            <text:p>Drumond</text:p>
          </table:table-cell>
        </table:table-row>
        <table:table-row table:style-name="ro1">
          <table:table-cell office:value-type="string" calcext:value-type="string">
            <text:p>Giovanni Lucas Porto</text:p>
          </table:table-cell>
          <table:table-cell table:formula="of:=MID([.A90];1;SEARCHB(&quot; &quot;;[.A90];1))" office:value-type="string" office:string-value="Giovanni " calcext:value-type="string">
            <text:p>Giovanni </text:p>
          </table:table-cell>
          <table:table-cell table:formula="of:=SUBSTITUTE(SUBSTITUTE([.A90];[.B90];&quot;&quot;);[.D90];&quot;&quot;)" office:value-type="string" office:string-value="Lucas " calcext:value-type="string">
            <text:p>Lucas </text:p>
          </table:table-cell>
          <table:table-cell table:formula="of:=RIGHT([.A90];LEN([.A90])-FIND(&quot;*&quot;;SUBSTITUTE([.A90];&quot; &quot;;&quot;*&quot;;LEN([.A90])-LEN(SUBSTITUTE([.A90];&quot; &quot;;&quot;&quot;)))))" office:value-type="string" office:string-value="Porto" calcext:value-type="string">
            <text:p>Porto</text:p>
          </table:table-cell>
        </table:table-row>
        <table:table-row table:style-name="ro1">
          <table:table-cell office:value-type="string" calcext:value-type="string">
            <text:p>Davi Fernando da Rosa</text:p>
          </table:table-cell>
          <table:table-cell table:formula="of:=MID([.A91];1;SEARCHB(&quot; &quot;;[.A91];1))" office:value-type="string" office:string-value="Davi " calcext:value-type="string">
            <text:p>Davi </text:p>
          </table:table-cell>
          <table:table-cell table:formula="of:=SUBSTITUTE(SUBSTITUTE([.A91];[.B91];&quot;&quot;);[.D91];&quot;&quot;)" office:value-type="string" office:string-value="Fernando da " calcext:value-type="string">
            <text:p>Fernando da </text:p>
          </table:table-cell>
          <table:table-cell table:formula="of:=RIGHT([.A91];LEN([.A91])-FIND(&quot;*&quot;;SUBSTITUTE([.A91];&quot; &quot;;&quot;*&quot;;LEN([.A91])-LEN(SUBSTITUTE([.A91];&quot; &quot;;&quot;&quot;)))))" office:value-type="string" office:string-value="Rosa" calcext:value-type="string">
            <text:p>Rosa</text:p>
          </table:table-cell>
        </table:table-row>
        <table:table-row table:style-name="ro1">
          <table:table-cell office:value-type="string" calcext:value-type="string">
            <text:p>Renata Daiane da Rosa</text:p>
          </table:table-cell>
          <table:table-cell table:formula="of:=MID([.A92];1;SEARCHB(&quot; &quot;;[.A92];1))" office:value-type="string" office:string-value="Renata " calcext:value-type="string">
            <text:p>Renata </text:p>
          </table:table-cell>
          <table:table-cell table:formula="of:=SUBSTITUTE(SUBSTITUTE([.A92];[.B92];&quot;&quot;);[.D92];&quot;&quot;)" office:value-type="string" office:string-value="Daiane da " calcext:value-type="string">
            <text:p>Daiane da </text:p>
          </table:table-cell>
          <table:table-cell table:formula="of:=RIGHT([.A92];LEN([.A92])-FIND(&quot;*&quot;;SUBSTITUTE([.A92];&quot; &quot;;&quot;*&quot;;LEN([.A92])-LEN(SUBSTITUTE([.A92];&quot; &quot;;&quot;&quot;)))))" office:value-type="string" office:string-value="Rosa" calcext:value-type="string">
            <text:p>Rosa</text:p>
          </table:table-cell>
        </table:table-row>
        <table:table-row table:style-name="ro1">
          <table:table-cell office:value-type="string" calcext:value-type="string">
            <text:p>Isis Débora Araújo</text:p>
          </table:table-cell>
          <table:table-cell table:formula="of:=MID([.A93];1;SEARCHB(&quot; &quot;;[.A93];1))" office:value-type="string" office:string-value="Isis " calcext:value-type="string">
            <text:p>Isis </text:p>
          </table:table-cell>
          <table:table-cell table:formula="of:=SUBSTITUTE(SUBSTITUTE([.A93];[.B93];&quot;&quot;);[.D93];&quot;&quot;)" office:value-type="string" office:string-value="Débora " calcext:value-type="string">
            <text:p>Débora </text:p>
          </table:table-cell>
          <table:table-cell table:formula="of:=RIGHT([.A93];LEN([.A93])-FIND(&quot;*&quot;;SUBSTITUTE([.A93];&quot; &quot;;&quot;*&quot;;LEN([.A93])-LEN(SUBSTITUTE([.A93];&quot; &quot;;&quot;&quot;)))))" office:value-type="string" office:string-value="Araújo" calcext:value-type="string">
            <text:p>Araújo</text:p>
          </table:table-cell>
        </table:table-row>
        <table:table-row table:style-name="ro1">
          <table:table-cell office:value-type="string" calcext:value-type="string">
            <text:p>Heitor Caio Campos</text:p>
          </table:table-cell>
          <table:table-cell table:formula="of:=MID([.A94];1;SEARCHB(&quot; &quot;;[.A94];1))" office:value-type="string" office:string-value="Heitor " calcext:value-type="string">
            <text:p>Heitor </text:p>
          </table:table-cell>
          <table:table-cell table:formula="of:=SUBSTITUTE(SUBSTITUTE([.A94];[.B94];&quot;&quot;);[.D94];&quot;&quot;)" office:value-type="string" office:string-value="Caio " calcext:value-type="string">
            <text:p>Caio </text:p>
          </table:table-cell>
          <table:table-cell table:formula="of:=RIGHT([.A94];LEN([.A94])-FIND(&quot;*&quot;;SUBSTITUTE([.A94];&quot; &quot;;&quot;*&quot;;LEN([.A94])-LEN(SUBSTITUTE([.A94];&quot; &quot;;&quot;&quot;)))))" office:value-type="string" office:string-value="Campos" calcext:value-type="string">
            <text:p>Campos</text:p>
          </table:table-cell>
        </table:table-row>
        <table:table-row table:style-name="ro1">
          <table:table-cell office:value-type="string" calcext:value-type="string">
            <text:p>Yago Breno Aparício</text:p>
          </table:table-cell>
          <table:table-cell table:formula="of:=MID([.A95];1;SEARCHB(&quot; &quot;;[.A95];1))" office:value-type="string" office:string-value="Yago " calcext:value-type="string">
            <text:p>Yago </text:p>
          </table:table-cell>
          <table:table-cell table:formula="of:=SUBSTITUTE(SUBSTITUTE([.A95];[.B95];&quot;&quot;);[.D95];&quot;&quot;)" office:value-type="string" office:string-value="Breno " calcext:value-type="string">
            <text:p>Breno </text:p>
          </table:table-cell>
          <table:table-cell table:formula="of:=RIGHT([.A95];LEN([.A95])-FIND(&quot;*&quot;;SUBSTITUTE([.A95];&quot; &quot;;&quot;*&quot;;LEN([.A95])-LEN(SUBSTITUTE([.A95];&quot; &quot;;&quot;&quot;)))))" office:value-type="string" office:string-value="Aparício" calcext:value-type="string">
            <text:p>Aparício</text:p>
          </table:table-cell>
        </table:table-row>
        <table:table-row table:style-name="ro1">
          <table:table-cell office:value-type="string" calcext:value-type="string">
            <text:p>Julio Fernando Santos</text:p>
          </table:table-cell>
          <table:table-cell table:formula="of:=MID([.A96];1;SEARCHB(&quot; &quot;;[.A96];1))" office:value-type="string" office:string-value="Julio " calcext:value-type="string">
            <text:p>Julio </text:p>
          </table:table-cell>
          <table:table-cell table:formula="of:=SUBSTITUTE(SUBSTITUTE([.A96];[.B96];&quot;&quot;);[.D96];&quot;&quot;)" office:value-type="string" office:string-value="Fernando " calcext:value-type="string">
            <text:p>Fernando </text:p>
          </table:table-cell>
          <table:table-cell table:formula="of:=RIGHT([.A96];LEN([.A96])-FIND(&quot;*&quot;;SUBSTITUTE([.A96];&quot; &quot;;&quot;*&quot;;LEN([.A96])-LEN(SUBSTITUTE([.A96];&quot; &quot;;&quot;&quot;)))))" office:value-type="string" office:string-value="Santos" calcext:value-type="string">
            <text:p>Santos</text:p>
          </table:table-cell>
        </table:table-row>
        <table:table-row table:style-name="ro1">
          <table:table-cell office:value-type="string" calcext:value-type="string">
            <text:p>Caroline Helena Rezende</text:p>
          </table:table-cell>
          <table:table-cell table:formula="of:=MID([.A97];1;SEARCHB(&quot; &quot;;[.A97];1))" office:value-type="string" office:string-value="Caroline " calcext:value-type="string">
            <text:p>Caroline </text:p>
          </table:table-cell>
          <table:table-cell table:formula="of:=SUBSTITUTE(SUBSTITUTE([.A97];[.B97];&quot;&quot;);[.D97];&quot;&quot;)" office:value-type="string" office:string-value="Helena " calcext:value-type="string">
            <text:p>Helena </text:p>
          </table:table-cell>
          <table:table-cell table:formula="of:=RIGHT([.A97];LEN([.A97])-FIND(&quot;*&quot;;SUBSTITUTE([.A97];&quot; &quot;;&quot;*&quot;;LEN([.A97])-LEN(SUBSTITUTE([.A97];&quot; &quot;;&quot;&quot;)))))" office:value-type="string" office:string-value="Rezende" calcext:value-type="string">
            <text:p>Rezende</text:p>
          </table:table-cell>
        </table:table-row>
        <table:table-row table:style-name="ro1">
          <table:table-cell office:value-type="string" calcext:value-type="string">
            <text:p>Esther Lúcia Almada</text:p>
          </table:table-cell>
          <table:table-cell table:formula="of:=MID([.A98];1;SEARCHB(&quot; &quot;;[.A98];1))" office:value-type="string" office:string-value="Esther " calcext:value-type="string">
            <text:p>Esther </text:p>
          </table:table-cell>
          <table:table-cell table:formula="of:=SUBSTITUTE(SUBSTITUTE([.A98];[.B98];&quot;&quot;);[.D98];&quot;&quot;)" office:value-type="string" office:string-value="Lúcia " calcext:value-type="string">
            <text:p>Lúcia </text:p>
          </table:table-cell>
          <table:table-cell table:formula="of:=RIGHT([.A98];LEN([.A98])-FIND(&quot;*&quot;;SUBSTITUTE([.A98];&quot; &quot;;&quot;*&quot;;LEN([.A98])-LEN(SUBSTITUTE([.A98];&quot; &quot;;&quot;&quot;)))))" office:value-type="string" office:string-value="Almada" calcext:value-type="string">
            <text:p>Almada</text:p>
          </table:table-cell>
        </table:table-row>
        <table:table-row table:style-name="ro1">
          <table:table-cell office:value-type="string" calcext:value-type="string">
            <text:p>Carolina Analu Porto</text:p>
          </table:table-cell>
          <table:table-cell table:formula="of:=MID([.A99];1;SEARCHB(&quot; &quot;;[.A99];1))" office:value-type="string" office:string-value="Carolina " calcext:value-type="string">
            <text:p>Carolina </text:p>
          </table:table-cell>
          <table:table-cell table:formula="of:=SUBSTITUTE(SUBSTITUTE([.A99];[.B99];&quot;&quot;);[.D99];&quot;&quot;)" office:value-type="string" office:string-value="Analu " calcext:value-type="string">
            <text:p>Analu </text:p>
          </table:table-cell>
          <table:table-cell table:formula="of:=RIGHT([.A99];LEN([.A99])-FIND(&quot;*&quot;;SUBSTITUTE([.A99];&quot; &quot;;&quot;*&quot;;LEN([.A99])-LEN(SUBSTITUTE([.A99];&quot; &quot;;&quot;&quot;)))))" office:value-type="string" office:string-value="Porto" calcext:value-type="string">
            <text:p>Porto</text:p>
          </table:table-cell>
        </table:table-row>
        <table:table-row table:style-name="ro1">
          <table:table-cell office:value-type="string" calcext:value-type="string">
            <text:p>Francisco Thiago Santos</text:p>
          </table:table-cell>
          <table:table-cell table:formula="of:=MID([.A100];1;SEARCHB(&quot; &quot;;[.A100];1))" office:value-type="string" office:string-value="Francisco " calcext:value-type="string">
            <text:p>Francisco </text:p>
          </table:table-cell>
          <table:table-cell table:formula="of:=SUBSTITUTE(SUBSTITUTE([.A100];[.B100];&quot;&quot;);[.D100];&quot;&quot;)" office:value-type="string" office:string-value="Thiago " calcext:value-type="string">
            <text:p>Thiago </text:p>
          </table:table-cell>
          <table:table-cell table:formula="of:=RIGHT([.A100];LEN([.A100])-FIND(&quot;*&quot;;SUBSTITUTE([.A100];&quot; &quot;;&quot;*&quot;;LEN([.A100])-LEN(SUBSTITUTE([.A100];&quot; &quot;;&quot;&quot;)))))" office:value-type="string" office:string-value="Santos" calcext:value-type="string">
            <text:p>Santos</text:p>
          </table:table-cell>
        </table:table-row>
        <table:table-row table:style-name="ro1">
          <table:table-cell office:value-type="string" calcext:value-type="string">
            <text:p>Ruan Victor da Mota</text:p>
          </table:table-cell>
          <table:table-cell table:formula="of:=MID([.A101];1;SEARCHB(&quot; &quot;;[.A101];1))" office:value-type="string" office:string-value="Ruan " calcext:value-type="string">
            <text:p>Ruan </text:p>
          </table:table-cell>
          <table:table-cell table:formula="of:=SUBSTITUTE(SUBSTITUTE([.A101];[.B101];&quot;&quot;);[.D101];&quot;&quot;)" office:value-type="string" office:string-value="Victor da " calcext:value-type="string">
            <text:p>Victor da </text:p>
          </table:table-cell>
          <table:table-cell table:formula="of:=RIGHT([.A101];LEN([.A101])-FIND(&quot;*&quot;;SUBSTITUTE([.A101];&quot; &quot;;&quot;*&quot;;LEN([.A101])-LEN(SUBSTITUTE([.A101];&quot; &quot;;&quot;&quot;)))))" office:value-type="string" office:string-value="Mota" calcext:value-type="string">
            <text:p>Mota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3:48:54.40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14:07:48.851000000</meta:creation-date>
    <dc:date>2019-05-20T23:55:06.940000000</dc:date>
    <meta:editing-duration>PT28M44S</meta:editing-duration>
    <meta:editing-cycles>3</meta:editing-cycles>
    <meta:generator>LibreOffice/6.2.0.3$Windows_X86_64 LibreOffice_project/98c6a8a1c6c7b144ce3cc729e34964b47ce25d62</meta:generator>
    <meta:document-statistic meta:table-count="1" meta:cell-count="404" meta:object-count="0"/>
  </office:meta>
</office:document-meta>
</file>